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layout-cache" manifest:media-type="application/binary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meta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1.7542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8pt" officeooo:rsid="0019c9ff" officeooo:paragraph-rsid="00245225" style:font-size-asian="18pt" style:font-size-complex="18pt"/>
    </style:style>
    <style:style style:name="P4" style:family="paragraph" style:parent-style-name="Text_20_body">
      <style:text-properties officeooo:paragraph-rsid="0020e368"/>
    </style:style>
    <style:style style:name="P5" style:family="paragraph" style:parent-style-name="Text_20_body">
      <style:text-properties officeooo:paragraph-rsid="0022706b"/>
    </style:style>
    <style:style style:name="P6" style:family="paragraph" style:parent-style-name="Text_20_body">
      <style:text-properties officeooo:paragraph-rsid="002cecc8"/>
    </style:style>
    <style:style style:name="P7" style:family="paragraph" style:parent-style-name="Text_20_body">
      <style:text-properties officeooo:rsid="002e60f4" officeooo:paragraph-rsid="002e60f4"/>
    </style:style>
    <style:style style:name="P8" style:family="paragraph" style:parent-style-name="Text_20_body">
      <style:text-properties officeooo:rsid="0030b61a" officeooo:paragraph-rsid="0030b61a"/>
    </style:style>
    <style:style style:name="P9" style:family="paragraph" style:parent-style-name="Text_20_body">
      <style:text-properties officeooo:paragraph-rsid="0035ac2e"/>
    </style:style>
    <style:style style:name="P10" style:family="paragraph" style:parent-style-name="Text_20_body">
      <style:text-properties officeooo:paragraph-rsid="00370a49"/>
    </style:style>
    <style:style style:name="P11" style:family="paragraph" style:parent-style-name="Text_20_body">
      <style:text-properties officeooo:paragraph-rsid="0049196d"/>
    </style:style>
    <style:style style:name="P12" style:family="paragraph" style:parent-style-name="Text_20_body">
      <style:text-properties officeooo:paragraph-rsid="004a096e"/>
    </style:style>
    <style:style style:name="P13" style:family="paragraph" style:parent-style-name="Subtitle">
      <style:text-properties fo:font-size="18pt" style:font-size-asian="18pt" style:font-size-complex="18pt"/>
    </style:style>
    <style:style style:name="P14" style:family="paragraph" style:parent-style-name="Subtitle">
      <style:text-properties fo:font-size="18pt" officeooo:rsid="0019c9ff" officeooo:paragraph-rsid="001fa1e4" style:font-size-asian="18pt" style:font-size-complex="18pt"/>
    </style:style>
    <style:style style:name="P15" style:family="paragraph" style:parent-style-name="Subtitle">
      <style:text-properties fo:font-size="18pt" officeooo:rsid="0019c9ff" officeooo:paragraph-rsid="002cecc8" style:font-size-asian="18pt" style:font-size-complex="18pt"/>
    </style:style>
    <style:style style:name="P16" style:family="paragraph" style:parent-style-name="Subtitle">
      <style:text-properties fo:font-size="18pt" officeooo:paragraph-rsid="003b3734" style:font-size-asian="18pt" style:font-size-complex="18pt"/>
    </style:style>
    <style:style style:name="P17" style:family="paragraph" style:parent-style-name="Subtitle">
      <style:text-properties officeooo:paragraph-rsid="0033577a"/>
    </style:style>
    <style:style style:name="P18" style:family="paragraph" style:parent-style-name="Table_20_Contents">
      <style:paragraph-properties fo:text-align="center" style:justify-single-word="false"/>
      <style:text-properties fo:font-size="11.5pt" officeooo:rsid="001a78b0" officeooo:paragraph-rsid="001a78b0" style:font-size-asian="11.5pt" style:font-size-complex="11.5pt"/>
    </style:style>
    <style:style style:name="P19" style:family="paragraph" style:parent-style-name="Table_20_Contents">
      <style:paragraph-properties fo:text-align="center" style:justify-single-word="false"/>
      <style:text-properties fo:font-size="11.5pt" officeooo:rsid="001b52a1" officeooo:paragraph-rsid="001b52a1" style:font-size-asian="11.5pt" style:font-size-complex="11.5pt"/>
    </style:style>
    <style:style style:name="P20" style:family="paragraph" style:parent-style-name="Table_20_Contents">
      <style:paragraph-properties fo:text-align="start" style:justify-single-word="false"/>
      <style:text-properties fo:font-size="11.5pt" officeooo:rsid="001b52a1" officeooo:paragraph-rsid="001b52a1" style:font-size-asian="11.5pt" style:font-size-complex="11.5pt"/>
    </style:style>
    <style:style style:name="P21" style:family="paragraph" style:parent-style-name="Table_20_Contents">
      <style:paragraph-properties fo:text-align="center" style:justify-single-word="false"/>
      <style:text-properties fo:font-size="11.5pt" officeooo:rsid="001bc0b9" officeooo:paragraph-rsid="001bc0b9" style:font-size-asian="11.5pt" style:font-size-complex="11.5pt"/>
    </style:style>
    <style:style style:name="P22" style:family="paragraph" style:parent-style-name="Table_20_Contents">
      <style:paragraph-properties fo:text-align="start" style:justify-single-word="false"/>
      <style:text-properties fo:font-size="11.5pt" officeooo:rsid="001bc0b9" officeooo:paragraph-rsid="001bc0b9" style:font-size-asian="11.5pt" style:font-size-complex="11.5pt"/>
    </style:style>
    <style:style style:name="P23" style:family="paragraph" style:parent-style-name="Table_20_Contents">
      <style:paragraph-properties fo:text-align="start" style:justify-single-word="false"/>
      <style:text-properties fo:font-size="11.5pt" officeooo:rsid="001ccd16" officeooo:paragraph-rsid="002f6c1c" style:font-size-asian="11.5pt" style:font-size-complex="11.5pt"/>
    </style:style>
    <style:style style:name="P24" style:family="paragraph" style:parent-style-name="Table_20_Contents">
      <style:paragraph-properties fo:text-align="start" style:justify-single-word="false"/>
      <style:text-properties fo:font-size="11.5pt" officeooo:rsid="001ccd16" officeooo:paragraph-rsid="001ccd16" style:font-size-asian="11.5pt" style:font-size-complex="11.5pt"/>
    </style:style>
    <style:style style:name="P25" style:family="paragraph" style:parent-style-name="Table_20_Contents">
      <style:paragraph-properties fo:text-align="center" style:justify-single-word="false"/>
      <style:text-properties fo:font-size="11.5pt" officeooo:rsid="001ccd16" officeooo:paragraph-rsid="001ccd16" style:font-size-asian="11.5pt" style:font-size-complex="11.5pt"/>
    </style:style>
    <style:style style:name="P26" style:family="paragraph" style:parent-style-name="Table_20_Contents">
      <style:paragraph-properties fo:text-align="start" style:justify-single-word="false"/>
      <style:text-properties fo:font-size="11.5pt" officeooo:rsid="001d5c9e" officeooo:paragraph-rsid="001d5c9e" style:font-size-asian="11.5pt" style:font-size-complex="11.5pt"/>
    </style:style>
    <style:style style:name="P27" style:family="paragraph" style:parent-style-name="Heading_20_3">
      <style:text-properties fo:font-size="12.1000003814697pt" style:font-size-asian="14.1000003814697pt" style:font-size-complex="14.1000003814697pt"/>
    </style:style>
    <style:style style:name="P28" style:family="paragraph" style:parent-style-name="Heading_20_3">
      <style:text-properties fo:font-size="12.1000003814697pt" officeooo:rsid="0019c9ff" officeooo:paragraph-rsid="00243fba" style:font-size-asian="14.1000003814697pt" style:font-size-complex="14.1000003814697pt"/>
    </style:style>
    <style:style style:name="P29" style:family="paragraph" style:parent-style-name="Heading_20_3">
      <style:text-properties fo:font-size="12.1000003814697pt" officeooo:rsid="0019c9ff" officeooo:paragraph-rsid="0024f2a1" style:font-size-asian="14.1000003814697pt" style:font-size-complex="14.1000003814697pt"/>
    </style:style>
    <style:style style:name="P30" style:family="paragraph" style:parent-style-name="Heading_20_3">
      <style:text-properties fo:font-size="12.1000003814697pt" officeooo:rsid="0019c9ff" officeooo:paragraph-rsid="0032936f" style:font-size-asian="14.1000003814697pt" style:font-size-complex="14.1000003814697pt"/>
    </style:style>
    <style:style style:name="P31" style:family="paragraph" style:parent-style-name="Heading_20_3">
      <style:text-properties fo:font-size="12.1000003814697pt" officeooo:rsid="0019c9ff" officeooo:paragraph-rsid="003d1eaf" style:font-size-asian="14.1000003814697pt" style:font-size-complex="14.1000003814697pt"/>
    </style:style>
    <style:style style:name="P32" style:family="paragraph" style:parent-style-name="Heading_20_3">
      <style:text-properties officeooo:paragraph-rsid="00243fba"/>
    </style:style>
    <style:style style:name="P33" style:family="paragraph" style:parent-style-name="Heading_20_3">
      <style:text-properties fo:font-size="18pt" officeooo:rsid="0019c9ff" officeooo:paragraph-rsid="0032936f" style:font-size-asian="18pt" style:font-size-complex="18pt"/>
    </style:style>
    <style:style style:name="P34" style:family="paragraph" style:parent-style-name="Heading_20_3">
      <style:text-properties fo:font-size="18pt" officeooo:rsid="0019c9ff" officeooo:paragraph-rsid="0043ecb0" style:font-size-asian="18pt" style:font-size-complex="18pt"/>
    </style:style>
    <style:style style:name="P35" style:family="paragraph" style:parent-style-name="Heading_20_3">
      <style:text-properties fo:font-size="18pt" officeooo:paragraph-rsid="004cff66" style:font-size-asian="18pt" style:font-size-complex="18pt"/>
    </style:style>
    <style:style style:name="P36" style:family="paragraph" style:parent-style-name="Heading_20_3">
      <style:text-properties officeooo:rsid="0019c9ff" officeooo:paragraph-rsid="002cecc8"/>
    </style:style>
    <style:style style:name="P37" style:family="paragraph" style:parent-style-name="Heading_20_3">
      <style:text-properties officeooo:paragraph-rsid="0035ac2e"/>
    </style:style>
    <style:style style:name="P38" style:family="paragraph" style:parent-style-name="Heading_20_3">
      <style:text-properties officeooo:paragraph-rsid="00370a49"/>
    </style:style>
    <style:style style:name="P39" style:family="paragraph" style:parent-style-name="Heading_20_3">
      <style:text-properties officeooo:paragraph-rsid="004a096e"/>
    </style:style>
    <style:style style:name="P40" style:family="paragraph" style:parent-style-name="Heading_20_3">
      <style:text-properties officeooo:paragraph-rsid="0049196d"/>
    </style:style>
    <style:style style:name="P41" style:family="paragraph" style:parent-style-name="Heading_20_3">
      <style:text-properties officeooo:paragraph-rsid="004f4386"/>
    </style:style>
    <style:style style:name="P42" style:family="paragraph" style:parent-style-name="Heading_20_3">
      <style:text-properties officeooo:paragraph-rsid="005004e4"/>
    </style:style>
    <style:style style:name="T1" style:family="text">
      <style:text-properties officeooo:rsid="001d5c9e"/>
    </style:style>
    <style:style style:name="T2" style:family="text">
      <style:text-properties fo:font-size="12.1000003814697pt" style:font-size-asian="14.1000003814697pt" style:font-size-complex="14.1000003814697pt"/>
    </style:style>
    <style:style style:name="T3" style:family="text">
      <style:text-properties fo:font-size="12.1000003814697pt" officeooo:rsid="0022706b" style:font-size-asian="14.1000003814697pt" style:font-size-complex="14.1000003814697pt"/>
    </style:style>
    <style:style style:name="T4" style:family="text">
      <style:text-properties fo:font-size="12.1000003814697pt" officeooo:rsid="0019c9ff" style:font-size-asian="14.1000003814697pt" style:font-size-complex="14.1000003814697pt"/>
    </style:style>
    <style:style style:name="T5" style:family="text">
      <style:text-properties fo:font-size="12.1000003814697pt" officeooo:rsid="002895ca" style:font-size-asian="14.1000003814697pt" style:font-size-complex="14.1000003814697pt"/>
    </style:style>
    <style:style style:name="T6" style:family="text">
      <style:text-properties fo:font-size="12.1000003814697pt" officeooo:rsid="002cecc8" style:font-size-asian="14.1000003814697pt" style:font-size-complex="14.1000003814697pt"/>
    </style:style>
    <style:style style:name="T7" style:family="text">
      <style:text-properties fo:font-size="12.1000003814697pt" officeooo:rsid="001ccd16" style:font-size-asian="14.1000003814697pt" style:font-size-complex="14.1000003814697pt"/>
    </style:style>
    <style:style style:name="T8" style:family="text">
      <style:text-properties fo:font-size="12.1000003814697pt" officeooo:rsid="00243fba" style:font-size-asian="14.1000003814697pt" style:font-size-complex="14.1000003814697pt"/>
    </style:style>
    <style:style style:name="T9" style:family="text">
      <style:text-properties fo:font-size="12.1000003814697pt" officeooo:rsid="001bc0b9" style:font-size-asian="14.1000003814697pt" style:font-size-complex="14.1000003814697pt"/>
    </style:style>
    <style:style style:name="T10" style:family="text">
      <style:text-properties fo:font-size="12.1000003814697pt" officeooo:rsid="002e60f4" style:font-size-asian="14.1000003814697pt" style:font-size-complex="14.1000003814697pt"/>
    </style:style>
    <style:style style:name="T11" style:family="text">
      <style:text-properties fo:font-size="12.1000003814697pt" officeooo:rsid="0032936f" style:font-size-asian="14.1000003814697pt" style:font-size-complex="14.1000003814697pt"/>
    </style:style>
    <style:style style:name="T12" style:family="text">
      <style:text-properties fo:font-size="12.1000003814697pt" officeooo:rsid="003463c3" style:font-size-asian="14.1000003814697pt" style:font-size-complex="14.1000003814697pt"/>
    </style:style>
    <style:style style:name="T13" style:family="text">
      <style:text-properties fo:font-size="12.1000003814697pt" officeooo:rsid="0035ac2e" style:font-size-asian="14.1000003814697pt" style:font-size-complex="14.1000003814697pt"/>
    </style:style>
    <style:style style:name="T14" style:family="text">
      <style:text-properties fo:font-size="12.1000003814697pt" officeooo:rsid="00370a49" style:font-size-asian="14.1000003814697pt" style:font-size-complex="14.1000003814697pt"/>
    </style:style>
    <style:style style:name="T15" style:family="text">
      <style:text-properties fo:font-size="12.1000003814697pt" officeooo:rsid="0039ed35" style:font-size-asian="14.1000003814697pt" style:font-size-complex="14.1000003814697pt"/>
    </style:style>
    <style:style style:name="T16" style:family="text">
      <style:text-properties fo:font-size="12.1000003814697pt" officeooo:rsid="0040b1dd" style:font-size-asian="14.1000003814697pt" style:font-size-complex="14.1000003814697pt"/>
    </style:style>
    <style:style style:name="T17" style:family="text">
      <style:text-properties fo:font-size="12.1000003814697pt" officeooo:rsid="0048826f" style:font-size-asian="14.1000003814697pt" style:font-size-complex="14.1000003814697pt"/>
    </style:style>
    <style:style style:name="T18" style:family="text">
      <style:text-properties fo:font-size="12.1000003814697pt" officeooo:rsid="004a096e" style:font-size-asian="14.1000003814697pt" style:font-size-complex="14.1000003814697pt"/>
    </style:style>
    <style:style style:name="T19" style:family="text">
      <style:text-properties fo:font-size="12.1000003814697pt" officeooo:rsid="004c5c26" style:font-size-asian="14.1000003814697pt" style:font-size-complex="14.1000003814697pt"/>
    </style:style>
    <style:style style:name="T20" style:family="text">
      <style:text-properties fo:font-size="12.1000003814697pt" officeooo:rsid="004cff66" style:font-size-asian="14.1000003814697pt" style:font-size-complex="14.1000003814697pt"/>
    </style:style>
    <style:style style:name="T21" style:family="text">
      <style:text-properties fo:font-size="12.1000003814697pt" officeooo:rsid="004edc5c" style:font-size-asian="14.1000003814697pt" style:font-size-complex="14.1000003814697pt"/>
    </style:style>
    <style:style style:name="T22" style:family="text">
      <style:text-properties fo:font-size="12.1000003814697pt" officeooo:rsid="004f4386" style:font-size-asian="14.1000003814697pt" style:font-size-complex="14.1000003814697pt"/>
    </style:style>
    <style:style style:name="T23" style:family="text">
      <style:text-properties fo:font-size="12.1000003814697pt" officeooo:rsid="005004e4" style:font-size-asian="14.1000003814697pt" style:font-size-complex="14.1000003814697pt"/>
    </style:style>
    <style:style style:name="T24" style:family="text">
      <style:text-properties officeooo:rsid="00243fba"/>
    </style:style>
    <style:style style:name="T25" style:family="text">
      <style:text-properties officeooo:rsid="001bc0b9"/>
    </style:style>
    <style:style style:name="T26" style:family="text">
      <style:text-properties officeooo:rsid="001ccd16"/>
    </style:style>
    <style:style style:name="T27" style:family="text">
      <style:text-properties officeooo:rsid="002f6c1c"/>
    </style:style>
    <style:style style:name="T28" style:family="text">
      <style:text-properties officeooo:rsid="0037cd04"/>
    </style:style>
    <style:style style:name="T29" style:family="text">
      <style:text-properties officeooo:rsid="003b3734"/>
    </style:style>
    <style:style style:name="T30" style:family="text">
      <style:text-properties officeooo:rsid="003d1eaf"/>
    </style:style>
    <style:style style:name="fr1" style:family="graphic" style:parent-style-name="OLE">
      <style:graphic-properties style:run-through="foreground" style:wrap="dynamic" style:number-wrapped-paragraphs="no-limit" style:wrap-contour="false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Tracker</text:p>
          </table:table-cell>
          <table:table-cell table:style-name="Table1.A1" office:value-type="string">
            <text:p text:style-name="P18">List of parameters</text:p>
          </table:table-cell>
          <table:table-cell table:style-name="Table1.C1" office:value-type="string">
            <text:p text:style-name="P18">Parameters explained</text:p>
          </table:table-cell>
        </table:table-row>
        <table:table-row>
          <table:table-cell table:style-name="Table1.A2" table:number-rows-spanned="5" office:value-type="string">
            <text:p text:style-name="P18">IOU17</text:p>
          </table:table-cell>
          <table:table-cell table:style-name="Table1.A2" office:value-type="string">
            <text:p text:style-name="P19">sigma_l</text:p>
          </table:table-cell>
          <table:table-cell table:style-name="Table1.C2" office:value-type="string">
            <text:p text:style-name="P20">low detection threshold. Detections with confidence score &lt; sigma_l are discarded. </text:p>
          </table:table-cell>
        </table:table-row>
        <table:table-row>
          <table:covered-table-cell/>
          <table:table-cell table:style-name="Table1.A2" office:value-type="string">
            <text:p text:style-name="P19">sigma_h</text:p>
          </table:table-cell>
          <table:table-cell table:style-name="Table1.C2" office:value-type="string">
            <text:p text:style-name="P20">high detection threshold. The max confidence score of the detections in a track must be higher than sigma_h to be accepted.</text:p>
          </table:table-cell>
        </table:table-row>
        <table:table-row>
          <table:covered-table-cell/>
          <table:table-cell table:style-name="Table1.A2" office:value-type="string">
            <text:p text:style-name="P19">sigma_iou</text:p>
          </table:table-cell>
          <table:table-cell table:style-name="Table1.C2" office:value-type="string">
            <text:p text:style-name="P20">intersection-over-union threshold</text:p>
          </table:table-cell>
        </table:table-row>
        <table:table-row>
          <table:covered-table-cell/>
          <table:table-cell table:style-name="Table1.A2" office:value-type="string">
            <text:p text:style-name="P19">t_min</text:p>
          </table:table-cell>
          <table:table-cell table:style-name="Table1.C2" office:value-type="string">
            <text:p text:style-name="P20">minimum track length</text:p>
          </table:table-cell>
        </table:table-row>
        <table:table-row>
          <table:covered-table-cell/>
          <table:table-cell table:style-name="Table1.A2" office:value-type="string">
            <text:p text:style-name="P19">dist_thresh</text:p>
          </table:table-cell>
          <table:table-cell table:style-name="Table1.C2" office:value-type="string">
            <text:p text:style-name="P20">distance threshold. It is a ratio of (max_distance_allowed/ image_width). Hence, the <text:s/>max_distance_allowed is proportional to the image width.</text:p>
          </table:table-cell>
        </table:table-row>
        <table:table-row>
          <table:table-cell table:style-name="Table1.A2" table:number-rows-spanned="5" office:value-type="string">
            <text:p text:style-name="P21">siameseDW</text:p>
          </table:table-cell>
          <table:table-cell table:style-name="Table1.A2" office:value-type="string">
            <text:p text:style-name="P21">sigma_sim</text:p>
          </table:table-cell>
          <table:table-cell table:style-name="Table1.C2" office:value-type="string">
            <text:p text:style-name="P22">Similarity threshold. To replace sigma_iou as a metric.</text:p>
          </table:table-cell>
        </table:table-row>
        <table:table-row>
          <table:covered-table-cell/>
          <table:table-cell table:style-name="Table1.A2" office:value-type="string">
            <text:p text:style-name="P19">sigma_l</text:p>
          </table:table-cell>
          <table:table-cell table:style-name="Table1.C2" table:number-rows-spanned="4" office:value-type="string">
            <text:p text:style-name="P22">Same as IOU17</text:p>
          </table:table-cell>
        </table:table-row>
        <table:table-row>
          <table:covered-table-cell/>
          <table:table-cell table:style-name="Table1.A2" office:value-type="string">
            <text:p text:style-name="P19">sigma_h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9">t_min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9">dist_thresh</text:p>
          </table:table-cell>
          <table:covered-table-cell/>
        </table:table-row>
        <table:table-row>
          <table:table-cell table:style-name="Table1.A2" table:number-rows-spanned="4" office:value-type="string">
            <text:p text:style-name="P21">SORT</text:p>
          </table:table-cell>
          <table:table-cell table:style-name="Table1.A2" office:value-type="string">
            <text:p text:style-name="P21">min_hits</text:p>
          </table:table-cell>
          <table:table-cell table:style-name="Table1.C2" office:value-type="string">
            <text:p text:style-name="P23"><text:span text:style-name="T27">Number of frames that a track remains in initialization phase</text:span></text:p>
          </table:table-cell>
        </table:table-row>
        <table:table-row>
          <table:covered-table-cell/>
          <table:table-cell table:style-name="Table1.A2" office:value-type="string">
            <text:p text:style-name="P21">iou_threshold</text:p>
          </table:table-cell>
          <table:table-cell table:style-name="Table1.C2" office:value-type="string">
            <text:p text:style-name="P24">Same as sigma_iou</text:p>
          </table:table-cell>
        </table:table-row>
        <table:table-row>
          <table:covered-table-cell/>
          <table:table-cell table:style-name="Table1.A2" office:value-type="string">
            <text:p text:style-name="P25">max_age</text:p>
          </table:table-cell>
          <table:table-cell table:style-name="Table1.C2" office:value-type="string">
            <text:p text:style-name="P24">Max number of frames without detection/update to still be accepted as a track</text:p>
          </table:table-cell>
        </table:table-row>
        <table:table-row>
          <table:covered-table-cell/>
          <table:table-cell table:style-name="Table1.A2" office:value-type="string">
            <text:p text:style-name="P25">min_confidence</text:p>
          </table:table-cell>
          <table:table-cell table:style-name="Table1.C2" office:value-type="string">
            <text:p text:style-name="P24">Same as sigma_l</text:p>
          </table:table-cell>
        </table:table-row>
        <table:table-row>
          <table:table-cell table:style-name="Table1.A2" table:number-rows-spanned="8" office:value-type="string">
            <text:p text:style-name="P25">DeepSORT</text:p>
          </table:table-cell>
          <table:table-cell table:style-name="Table1.A2" office:value-type="string">
            <text:p text:style-name="P25">min_confidence</text:p>
          </table:table-cell>
          <table:table-cell table:style-name="Table1.C2" office:value-type="string">
            <text:p text:style-name="P24">Same as sigma_l</text:p>
          </table:table-cell>
        </table:table-row>
        <table:table-row>
          <table:covered-table-cell/>
          <table:table-cell table:style-name="Table1.A2" office:value-type="string">
            <text:p text:style-name="P25">min_detection_height</text:p>
          </table:table-cell>
          <table:table-cell table:style-name="Table1.C2" office:value-type="string">
            <text:p text:style-name="P24">Min height of the detection of it to be considered</text:p>
          </table:table-cell>
        </table:table-row>
        <table:table-row>
          <table:covered-table-cell/>
          <table:table-cell table:style-name="Table1.A2" office:value-type="string">
            <text:p text:style-name="P25">nms_max_overlap</text:p>
          </table:table-cell>
          <table:table-cell table:style-name="Table1.C2" office:value-type="string">
            <text:p text:style-name="P24">Non-maxima suppression threshold. To remove extra bounding boxes on the same object</text:p>
          </table:table-cell>
        </table:table-row>
        <table:table-row>
          <table:covered-table-cell/>
          <table:table-cell table:style-name="Table1.A2" office:value-type="string">
            <text:p text:style-name="P25">max_cosine_distance</text:p>
          </table:table-cell>
          <table:table-cell table:style-name="Table1.C2" office:value-type="string">
            <text:p text:style-name="P24">Max cosine distance between the <text:span text:style-name="T1">objects based on the appearance descriptors</text:span></text:p>
          </table:table-cell>
        </table:table-row>
        <table:table-row>
          <table:covered-table-cell/>
          <table:table-cell table:style-name="Table1.A2" office:value-type="string">
            <text:p text:style-name="P25">nn_budget</text:p>
          </table:table-cell>
          <table:table-cell table:style-name="Table1.C2" office:value-type="string">
            <text:p text:style-name="P26">Maximum size of the appearance descriptors</text:p>
          </table:table-cell>
        </table:table-row>
        <table:table-row>
          <table:covered-table-cell/>
          <table:table-cell table:style-name="Table1.A2" office:value-type="string">
            <text:p text:style-name="P25">max_iou_distance</text:p>
          </table:table-cell>
          <table:table-cell table:style-name="Table1.C2" office:value-type="string">
            <text:p text:style-name="P26">Same as sigma_iou</text:p>
          </table:table-cell>
        </table:table-row>
        <table:table-row>
          <table:covered-table-cell/>
          <table:table-cell table:style-name="Table1.A2" office:value-type="string">
            <text:p text:style-name="P25">max_age</text:p>
          </table:table-cell>
          <table:table-cell table:style-name="Table1.C2" office:value-type="string">
            <text:p text:style-name="P26">Same as max_age in SORT</text:p>
          </table:table-cell>
        </table:table-row>
        <table:table-row>
          <table:covered-table-cell/>
          <table:table-cell table:style-name="Table1.A2" office:value-type="string">
            <text:p text:style-name="P25">n_init</text:p>
          </table:table-cell>
          <table:table-cell table:style-name="Table1.C2" office:value-type="string">
            <text:p text:style-name="P26">Same as <text:span text:style-name="T27">min_hits</text:span></text:p>
          </table:table-cell>
        </table:table-row>
      </table:table>
      <text:p text:style-name="P14"><text:soft-page-break/><text:span text:style-name="T29">Part 1. </text:span>Result on 2DMOT15 Train <text:span text:style-name="T1">using public detector </text:span></text:p>
      <text:p text:style-name="P14"><text:span text:style-name="T1">(mAP = 67.3%)</text:span></text:p>
      <text:h text:style-name="P27" text:outline-level="3">IOU (sigma_l = 20, sigma_h = 40, sigma_iou = 0.3, t_min = 5, dist_thresh = 0.058) <text:s/>~13645 FPS</text:h>
      <text:p text:style-name="P4"><draw:frame draw:style-name="fr1" draw:name="Object1" text:anchor-type="paragraph" svg:width="8.2799in" svg:height="2.2902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32" text:outline-level="3"><text:span text:style-name="T3">SiameseDW</text:span><text:span text:style-name="T4"> (sigma_l = 20, sigma_h = 40, sigma_</text:span><text:span text:style-name="T3">sim </text:span><text:span text:style-name="T4">= </text:span><text:span text:style-name="T10">160</text:span><text:span text:style-name="T4">, t_min = 5, dist_thresh = 0.0</text:span><text:span text:style-name="T13">35</text:span><text:span text:style-name="T4">) <text:s/>~</text:span><text:span text:style-name="T5">1</text:span><text:span text:style-name="T13">6</text:span><text:span text:style-name="T5"> </text:span><text:span text:style-name="T4">FPS</text:span></text:h>
      <text:p text:style-name="P5"><draw:frame draw:style-name="fr4" draw:name="Object5" text:anchor-type="paragraph" svg:width="8.2799in" svg:height="2.3201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4"/></text:p>
      <text:p text:style-name="P7"><text:span text:style-name="T4">T</text:span><text:span text:style-name="T2">he above 2 methods are not online method. </text:span></text:p>
      <text:h text:style-name="P28" text:outline-level="3"><text:soft-page-break/><text:span text:style-name="T24">SORT </text:span>(<text:span text:style-name="T26">min_confidence</text:span> = 20, <text:span text:style-name="T26">max_age</text:span> = <text:span text:style-name="T24">1</text:span>, <text:span text:style-name="T25">iou_threshold </text:span>= 0.<text:span text:style-name="T24">25</text:span>, <text:span text:style-name="T24">min_hits</text:span> = <text:span text:style-name="T24">3</text:span>) ~<text:span text:style-name="T24">841</text:span> FPS</text:h>
      <text:p text:style-name="P5"><draw:frame draw:style-name="fr2" draw:name="Object2" text:anchor-type="paragraph" svg:x="-0.6728in" svg:y="-0.0047in" svg:width="8.2799in" svg:height="2.3598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/></text:p>
      <text:h text:style-name="P36" text:outline-level="3"><text:span text:style-name="T6">DeepSOR</text:span><text:span text:style-name="T17">T</text:span><text:span text:style-name="T6"> </text:span><text:span text:style-name="T2">(</text:span><text:span text:style-name="T7">min_confidence</text:span><text:span text:style-name="T2"> = 20, </text:span><text:span text:style-name="T7">min_detection_height = </text:span><text:span text:style-name="T15">50</text:span><text:span text:style-name="T7">, nms_max_overlap = </text:span><text:span text:style-name="T15">1</text:span><text:span text:style-name="T7">, max_cosine_distance = </text:span><text:span text:style-name="T15">0.2</text:span><text:span text:style-name="T7">, nn_budget = </text:span><text:span text:style-name="T15">128</text:span><text:span text:style-name="T7">, max_age</text:span><text:span text:style-name="T2"> = </text:span><text:span text:style-name="T15">20</text:span><text:span text:style-name="T2">, </text:span><text:span text:style-name="T7">max_iou_distance </text:span><text:span text:style-name="T2">= 0.</text:span><text:span text:style-name="T15">6</text:span><text:span text:style-name="T2">, </text:span><text:span text:style-name="T7">n_init</text:span><text:span text:style-name="T2"> = </text:span><text:span text:style-name="T15">4</text:span><text:span text:style-name="T2">) ~</text:span><text:span text:style-name="T12">250</text:span><text:span text:style-name="T2"> FPS** </text:span><text:span text:style-name="T12">(Pre-generated descriptor)</text:span></text:h>
      <text:p text:style-name="P8"><draw:frame draw:style-name="fr4" draw:name="Object7" text:anchor-type="paragraph" svg:width="8.2799in" svg:height="2.3098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span text:style-name="T4">** F</text:span><text:span text:style-name="T2">or DeepSORT, the speed cannot be confirmed yet as appearance descriptions are pre-generated in the original code </text:span><text:span text:style-name="T11">(Currently working on it).</text:span></text:p>
      <text:p text:style-name="P6"/>
      <text:p text:style-name="P15"><text:soft-page-break/><text:span text:style-name="T29">Part 2. </text:span>Result<text:span text:style-name="T28">s</text:span> on 2DMOT15 Train <text:span text:style-name="T1">using GT (mAP = 100%) using same parameters</text:span></text:p>
      <text:h text:style-name="P29" text:outline-level="3">IOU (sigma_l = 20, sigma_h = 40, sigma_iou = 0.3, t_min = 5, dist_thresh = 0.058) </text:h>
      <text:p text:style-name="P3"><draw:frame draw:style-name="fr3" draw:name="Object3" text:anchor-type="paragraph" svg:width="8.2799in" svg:height="2.3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33" text:outline-level="3"><text:span text:style-name="T3">SiameseDW</text:span><text:span text:style-name="T2"> (sigma_l = 20, sigma_h = 40, sigma_</text:span><text:span text:style-name="T3">sim </text:span><text:span text:style-name="T2">= </text:span><text:span text:style-name="T10">160</text:span><text:span text:style-name="T2">, t_min = 5, dist_thresh = 0.0</text:span><text:span text:style-name="T14">35</text:span><text:span text:style-name="T2">) </text:span></text:h>
      <text:p text:style-name="P3"><draw:frame draw:style-name="fr3" draw:name="Object4" text:anchor-type="paragraph" svg:width="8.2799in" svg:height="2.3098in" draw:z-index="7"><draw:object xlink:href="./Object 4" xlink:type="simple" xlink:show="embed" xlink:actuate="onLoad"/><draw:image xlink:href="./ObjectReplacements/Object 4" xlink:type="simple" xlink:show="embed" xlink:actuate="onLoad"/></draw:frame></text:p>
      <text:h text:style-name="P30" text:outline-level="3"><text:soft-page-break/><text:span text:style-name="T24">SORT </text:span>(<text:span text:style-name="T26">min_confidence</text:span> = 20, <text:span text:style-name="T26">max_age</text:span> = <text:span text:style-name="T24">1</text:span>, <text:span text:style-name="T25">iou_threshold </text:span>= 0.<text:span text:style-name="T24">25</text:span>, <text:span text:style-name="T24">min_hits</text:span> = <text:span text:style-name="T24">3</text:span>)</text:h>
      <text:p text:style-name="P3"><draw:frame draw:style-name="fr3" draw:name="Object6" text:anchor-type="paragraph" svg:width="8.2799in" svg:height="2.3in" draw:z-index="3"><draw:object xlink:href="./Object 6" xlink:type="simple" xlink:show="embed" xlink:actuate="onLoad"/><draw:image xlink:href="./ObjectReplacements/Object 6" xlink:type="simple" xlink:show="embed" xlink:actuate="onLoad"/></draw:frame></text:p>
      <text:h text:style-name="P34" text:outline-level="3"><text:span text:style-name="T6">DeepSORT </text:span><text:span text:style-name="T2">(</text:span><text:span text:style-name="T7">min_confidence</text:span><text:span text:style-name="T2"> = 20, </text:span><text:span text:style-name="T7">min_detection_height = </text:span><text:span text:style-name="T15">50</text:span><text:span text:style-name="T7">, nms_max_overlap = </text:span><text:span text:style-name="T15">1</text:span><text:span text:style-name="T7">, max_cosine_distance = </text:span><text:span text:style-name="T15">0.2</text:span><text:span text:style-name="T7">, nn_budget = </text:span><text:span text:style-name="T15">128</text:span><text:span text:style-name="T7">, max_age</text:span><text:span text:style-name="T2"> = </text:span><text:span text:style-name="T15">20</text:span><text:span text:style-name="T2">, </text:span><text:span text:style-name="T7">max_iou_distance </text:span><text:span text:style-name="T2">= 0.</text:span><text:span text:style-name="T15">6</text:span><text:span text:style-name="T2">, </text:span><text:span text:style-name="T7">n_init</text:span><text:span text:style-name="T2"> = </text:span><text:span text:style-name="T15">4</text:span><text:span text:style-name="T2">) ~</text:span><text:span text:style-name="T12">250</text:span><text:span text:style-name="T2"> FPS** </text:span><text:span text:style-name="T12">(Pre-generated descriptor)</text:span></text:h>
      <text:p text:style-name="P3"><draw:frame draw:style-name="fr4" draw:name="Object9" text:anchor-type="paragraph" svg:width="8.2799in" svg:height="2.3098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text:soft-page-break/><text:span text:style-name="T29">Part 3. </text:span>Result<text:span text:style-name="T28">s</text:span> on 2DMOT15 Train <text:span text:style-name="T1">using GT (mAP = 100%) using different parameters</text:span></text:p>
      <text:h text:style-name="P38" text:outline-level="3"><text:span text:style-name="T4">IOU (sigma_l = </text:span><text:span text:style-name="T16">0.1</text:span><text:span text:style-name="T4">, sigma_h = </text:span><text:span text:style-name="T16">0.1</text:span><text:span text:style-name="T4">, sigma_iou = 0.</text:span><text:span text:style-name="T16">2</text:span><text:span text:style-name="T4">, t_min = </text:span><text:span text:style-name="T16">0</text:span><text:span text:style-name="T4">, dist_thresh = 0.0</text:span><text:span text:style-name="T16">75</text:span><text:span text:style-name="T4">) </text:span></text:h>
      <text:p text:style-name="P10"><draw:frame draw:style-name="fr3" draw:name="Object10" text:anchor-type="paragraph" svg:width="8.2799in" svg:height="2.3in" draw:z-index="8"><draw:object xlink:href="./Object 10" xlink:type="simple" xlink:show="embed" xlink:actuate="onLoad"/><draw:image xlink:href="./ObjectReplacements/Object 10" xlink:type="simple" xlink:show="embed" xlink:actuate="onLoad"/></draw:frame><text:span text:style-name="T4"/></text:p>
      <text:h text:style-name="P39" text:outline-level="3"><text:span text:style-name="T3">SiameseDW</text:span><text:span text:style-name="T4"> (sigma_l = </text:span><text:span text:style-name="T18">0.1</text:span><text:span text:style-name="T4">, sigma_h = </text:span><text:span text:style-name="T18">0.1</text:span><text:span text:style-name="T4">, sigma_</text:span><text:span text:style-name="T3">sim </text:span><text:span text:style-name="T4">= </text:span><text:span text:style-name="T18">300</text:span><text:span text:style-name="T4">, t_min = </text:span><text:span text:style-name="T18">0,</text:span><text:span text:style-name="T4"> dist_thresh = 0.0</text:span><text:span text:style-name="T14">3</text:span><text:span text:style-name="T18">2</text:span><text:span text:style-name="T4">) </text:span></text:h>
      <text:p text:style-name="P12"><draw:frame draw:style-name="fr4" draw:name="Object11" text:anchor-type="paragraph" svg:width="8.2799in" svg:height="2.3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4"/></text:p>
      <text:h text:style-name="P37" text:outline-level="3"><text:soft-page-break/><text:span text:style-name="T8">SORT </text:span><text:span text:style-name="T4">(</text:span><text:span text:style-name="T7">min_confidence</text:span><text:span text:style-name="T4"> = </text:span><text:span text:style-name="T16">0.1</text:span><text:span text:style-name="T4">, </text:span><text:span text:style-name="T7">max_age</text:span><text:span text:style-name="T4"> = </text:span><text:span text:style-name="T8">1</text:span><text:span text:style-name="T4">, </text:span><text:span text:style-name="T9">iou_threshold </text:span><text:span text:style-name="T4">= 0.</text:span><text:span text:style-name="T8">2</text:span><text:span text:style-name="T4">, </text:span><text:span text:style-name="T8">min_hits</text:span><text:span text:style-name="T4"> = </text:span><text:span text:style-name="T13">0</text:span><text:span text:style-name="T4">)</text:span></text:h>
      <text:p text:style-name="P9"><draw:frame draw:style-name="fr3" draw:name="Object8" text:anchor-type="paragraph" svg:width="8.2799in" svg:height="2.3098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4"/></text:p>
      <text:h text:style-name="P40" text:outline-level="3"><text:span text:style-name="T6">DeepSORT </text:span><text:span text:style-name="T4">(</text:span><text:span text:style-name="T7">min_confidence</text:span><text:span text:style-name="T4"> = </text:span><text:span text:style-name="T19">0.1</text:span><text:span text:style-name="T4">, </text:span><text:span text:style-name="T7">min_detection_height = </text:span><text:span text:style-name="T15">0</text:span><text:span text:style-name="T7">, nms_max_overlap = </text:span><text:span text:style-name="T15">1</text:span><text:span text:style-name="T7">, max_cosine_distance = </text:span><text:span text:style-name="T15">0.</text:span><text:span text:style-name="T19">4</text:span><text:span text:style-name="T7">, nn_budget = </text:span><text:span text:style-name="T15">128</text:span><text:span text:style-name="T7">, max_age</text:span><text:span text:style-name="T4"> = </text:span><text:span text:style-name="T15">20</text:span><text:span text:style-name="T4">, </text:span><text:span text:style-name="T7">max_iou_distance </text:span><text:span text:style-name="T4">= 0.</text:span><text:span text:style-name="T19">5</text:span><text:span text:style-name="T4">, </text:span><text:span text:style-name="T7">n_init</text:span><text:span text:style-name="T4"> = </text:span><text:span text:style-name="T21">2</text:span><text:span text:style-name="T4">) ~</text:span><text:span text:style-name="T12">250</text:span><text:span text:style-name="T4"> FPS** </text:span><text:span text:style-name="T12">(Pre-generated descriptor)</text:span></text:h>
      <text:p text:style-name="P11"><draw:frame draw:style-name="fr4" draw:name="Object12" text:anchor-type="paragraph" svg:width="8.2799in" svg:height="2.3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2"/></text:p>
      <text:p text:style-name="P11"><text:span text:style-name="T12"/></text:p>
      <text:p text:style-name="P13"><text:span text:style-name="T29">Part 4. Result on Basketball Sequence using parameter values from Part 1 (imperfect detector)</text:span></text:p>
      <text:p text:style-name="P2"/>
      <text:p text:style-name="P2"/>
      <text:p text:style-name="P16"><text:soft-page-break/><text:span text:style-name="T29">Part 5. Result on Basketball Sequence using the best parameter values</text:span></text:p>
      <text:h text:style-name="P35" text:outline-level="3"><text:span text:style-name="T4">IOU (sigma_l = </text:span><text:span text:style-name="T16">0.</text:span><text:span text:style-name="T20">01</text:span><text:span text:style-name="T4">, sigma_h = </text:span><text:span text:style-name="T16">0.</text:span><text:span text:style-name="T20">2</text:span><text:span text:style-name="T4">, sigma_iou = 0.</text:span><text:span text:style-name="T20">4</text:span><text:span text:style-name="T4">, t_min = </text:span><text:span text:style-name="T20">5</text:span><text:span text:style-name="T4">, dist_thresh = 0.0</text:span><text:span text:style-name="T20">3</text:span><text:span text:style-name="T4">) </text:span></text:h>
      <text:h text:style-name="P41" text:outline-level="3"><text:span text:style-name="T3">SiameseDW</text:span><text:span text:style-name="T4"> (sigma_l = </text:span><text:span text:style-name="T18">0.</text:span><text:span text:style-name="T22">0</text:span><text:span text:style-name="T18">1</text:span><text:span text:style-name="T4">, sigma_h = </text:span><text:span text:style-name="T18">0.</text:span><text:span text:style-name="T22">2</text:span><text:span text:style-name="T4">, sigma_</text:span><text:span text:style-name="T3">sim </text:span><text:span text:style-name="T4">= </text:span><text:span text:style-name="T22">150</text:span><text:span text:style-name="T4">, t_min = </text:span><text:span text:style-name="T22">5</text:span><text:span text:style-name="T18">,</text:span><text:span text:style-name="T4"> dist_thresh = 0.0</text:span><text:span text:style-name="T14">3</text:span><text:span text:style-name="T4">)</text:span></text:h>
      <text:h text:style-name="P31" text:outline-level="3"><text:span text:style-name="T24">SORT </text:span>(<text:span text:style-name="T26">min_confidence</text:span> = <text:span text:style-name="T30">0.02</text:span>, <text:span text:style-name="T26">max_age</text:span> = <text:span text:style-name="T30">2</text:span>, <text:span text:style-name="T25">iou_threshold </text:span>= 0.<text:span text:style-name="T30">18</text:span>, <text:span text:style-name="T24">min_hits</text:span> = <text:span text:style-name="T30">0</text:span>)</text:h>
      <text:h text:style-name="P42" text:outline-level="3"><text:span text:style-name="T6">DeepSORT </text:span><text:span text:style-name="T4">(</text:span><text:span text:style-name="T7">min_confidence</text:span><text:span text:style-name="T4"> = </text:span><text:span text:style-name="T19">0.</text:span><text:span text:style-name="T23">01</text:span><text:span text:style-name="T4">, </text:span><text:span text:style-name="T7">min_detection_height = </text:span><text:span text:style-name="T23">2</text:span><text:span text:style-name="T15">0</text:span><text:span text:style-name="T7">, nms_max_overlap = </text:span><text:span text:style-name="T15">1</text:span><text:span text:style-name="T7">, max_cosine_distance = </text:span><text:span text:style-name="T15">0.</text:span><text:span text:style-name="T23">2</text:span><text:span text:style-name="T7">, nn_budget = </text:span><text:span text:style-name="T15">128</text:span><text:span text:style-name="T7">, max_age</text:span><text:span text:style-name="T4"> = </text:span><text:span text:style-name="T15">20</text:span><text:span text:style-name="T4">, </text:span><text:span text:style-name="T7">max_iou_distance </text:span><text:span text:style-name="T4">= 0.</text:span><text:span text:style-name="T23">6</text:span><text:span text:style-name="T4">, </text:span><text:span text:style-name="T7">n_init</text:span><text:span text:style-name="T4"> = </text:span><text:span text:style-name="T23">4</text:span><text:span text:style-name="T4">)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34:56.194678437</meta:creation-date>
    <dc:date>2018-02-14T18:28:34.043700885</dc:date>
    <meta:editing-duration>PT3H51M52S</meta:editing-duration>
    <meta:editing-cycles>10</meta:editing-cycles>
    <meta:generator>LibreOffice/5.1.6.2$Linux_X86_64 LibreOffice_project/10m0$Build-2</meta:generator>
    <meta:document-statistic meta:table-count="1" meta:image-count="0" meta:object-count="12" meta:page-count="8" meta:paragraph-count="72" meta:word-count="573" meta:character-count="3651" meta:non-whitespace-character-count="3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667" calcext:value-type="percentage">
            <text:p>66.70%</text:p>
          </table:table-cell>
          <table:table-cell table:style-name="ce3" office:value-type="percentage" office:value="0.9103" calcext:value-type="percentage">
            <text:p>91.03%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percentage" office:value="0.5908" calcext:value-type="percentage">
            <text:p>59.08%</text:p>
          </table:table-cell>
          <table:table-cell table:style-name="ce5" office:value-type="float" office:value="65.682" calcext:value-type="float">
            <text:p>65.68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1776" calcext:value-type="percentage">
            <text:p>17.76%</text:p>
          </table:table-cell>
          <table:table-cell table:style-name="ce3" office:value-type="percentage" office:value="0.9821" calcext:value-type="percentage">
            <text:p>98.21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3" office:value-type="percentage" office:value="0.1652" calcext:value-type="percentage">
            <text:p>16.52%</text:p>
          </table:table-cell>
          <table:table-cell table:style-name="ce5" office:value-type="float" office:value="77.59" calcext:value-type="float">
            <text:p>77.5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4105" calcext:value-type="percentage">
            <text:p>41.05%</text:p>
          </table:table-cell>
          <table:table-cell table:style-name="ce3" office:value-type="percentage" office:value="0.8847" calcext:value-type="percentage">
            <text:p>88.47%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953" calcext:value-type="float">
            <text:p>295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35" calcext:value-type="float">
            <text:p>135</text:p>
          </table:table-cell>
          <table:table-cell table:style-name="ce3" office:value-type="percentage" office:value="0.339" calcext:value-type="percentage">
            <text:p>33.90%</text:p>
          </table:table-cell>
          <table:table-cell table:style-name="ce5" office:value-type="float" office:value="72.899" calcext:value-type="float">
            <text:p>72.89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4934" calcext:value-type="percentage">
            <text:p>49.34%</text:p>
          </table:table-cell>
          <table:table-cell table:style-name="ce3" office:value-type="percentage" office:value="0.9493" calcext:value-type="percentage">
            <text:p>94.93%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percentage" office:value="0.4524" calcext:value-type="percentage">
            <text:p>45.24%</text:p>
          </table:table-cell>
          <table:table-cell table:style-name="ce5" office:value-type="float" office:value="71.174" calcext:value-type="float">
            <text:p>71.1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2692" calcext:value-type="percentage">
            <text:p>26.92%</text:p>
          </table:table-cell>
          <table:table-cell table:style-name="ce3" office:value-type="percentage" office:value="0.7912" calcext:value-type="percentage">
            <text:p>79.12%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957" calcext:value-type="float">
            <text:p>495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0" calcext:value-type="float">
            <text:p>90</text:p>
          </table:table-cell>
          <table:table-cell table:style-name="ce3" office:value-type="percentage" office:value="0.189" calcext:value-type="percentage">
            <text:p>18.90%</text:p>
          </table:table-cell>
          <table:table-cell table:style-name="ce5" office:value-type="float" office:value="73.275" calcext:value-type="float">
            <text:p>73.27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3478" calcext:value-type="percentage">
            <text:p>34.78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97" calcext:value-type="float">
            <text:p>49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" office:value-type="percentage" office:value="0.2638" calcext:value-type="percentage">
            <text:p>26.38%</text:p>
          </table:table-cell>
          <table:table-cell table:style-name="ce5" office:value-type="float" office:value="72.54" calcext:value-type="float">
            <text:p>72.54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0396" calcext:value-type="percentage">
            <text:p>3.96%</text:p>
          </table:table-cell>
          <table:table-cell table:style-name="ce3" office:value-type="percentage" office:value="0.9118" calcext:value-type="percentage">
            <text:p>91.18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015" calcext:value-type="float">
            <text:p>60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percentage" office:value="0.034" calcext:value-type="percentage">
            <text:p>3.40%</text:p>
          </table:table-cell>
          <table:table-cell table:style-name="ce5" office:value-type="float" office:value="74.304" calcext:value-type="float">
            <text:p>74.30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4234" calcext:value-type="percentage">
            <text:p>42.34%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percentage" office:value="0.3788" calcext:value-type="percentage">
            <text:p>37.88%</text:p>
          </table:table-cell>
          <table:table-cell table:style-name="ce5" office:value-type="float" office:value="70.779" calcext:value-type="float">
            <text:p>70.77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3782" calcext:value-type="percentage">
            <text:p>37.82%</text:p>
          </table:table-cell>
          <table:table-cell table:style-name="ce3" office:value-type="percentage" office:value="0.7831" calcext:value-type="percentage">
            <text:p>78.31%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4440" calcext:value-type="float">
            <text:p>444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percentage" office:value="0.2642" calcext:value-type="percentage">
            <text:p>26.42%</text:p>
          </table:table-cell>
          <table:table-cell table:style-name="ce5" office:value-type="float" office:value="73.232" calcext:value-type="float">
            <text:p>73.2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878" calcext:value-type="percentage">
            <text:p>87.80%</text:p>
          </table:table-cell>
          <table:table-cell table:style-name="ce3" office:value-type="percentage" office:value="0.8922" calcext:value-type="percentage">
            <text:p>89.22%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8" calcext:value-type="float">
            <text:p>148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5" office:value-type="float" office:value="71.559" calcext:value-type="float">
            <text:p>71.55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4942" calcext:value-type="percentage">
            <text:p>49.42%</text:p>
          </table:table-cell>
          <table:table-cell table:style-name="ce3" office:value-type="percentage" office:value="0.7841" calcext:value-type="percentage">
            <text:p>78.41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2739" calcext:value-type="float">
            <text:p>273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8" calcext:value-type="float">
            <text:p>88</text:p>
          </table:table-cell>
          <table:table-cell table:style-name="ce3" office:value-type="percentage" office:value="0.349" calcext:value-type="percentage">
            <text:p>34.90%</text:p>
          </table:table-cell>
          <table:table-cell table:style-name="ce5" office:value-type="float" office:value="74.548" calcext:value-type="float">
            <text:p>74.54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4:.D14])" office:value-type="float" office:value="500" calcext:value-type="float">
            <text:p>500</text:p>
          </table:table-cell>
          <table:table-cell table:style-name="ce4" table:formula="of:=SUM([.E4:.E14])" office:value-type="float" office:value="66" calcext:value-type="float">
            <text:p>66</text:p>
          </table:table-cell>
          <table:table-cell table:style-name="ce4" table:formula="of:=SUM([.F4:.F14])" office:value-type="float" office:value="139" calcext:value-type="float">
            <text:p>139</text:p>
          </table:table-cell>
          <table:table-cell table:style-name="ce4" table:formula="of:=SUM([.G4:.G14])" office:value-type="float" office:value="295" calcext:value-type="float">
            <text:p>295</text:p>
          </table:table-cell>
          <table:table-cell table:style-name="ce4" table:formula="of:=SUM([.H4:.H14])" office:value-type="float" office:value="2896" calcext:value-type="float">
            <text:p>2896</text:p>
          </table:table-cell>
          <table:table-cell table:style-name="ce4" table:formula="of:=SUM([.I4:.I14])" office:value-type="float" office:value="24613" calcext:value-type="float">
            <text:p>24613</text:p>
          </table:table-cell>
          <table:table-cell table:style-name="ce4" table:formula="of:=SUM([.J4:.J14])" office:value-type="float" office:value="433" calcext:value-type="float">
            <text:p>433</text:p>
          </table:table-cell>
          <table:table-cell table:style-name="ce4" table:formula="of:=SUM([.K4:.K14])" office:value-type="float" office:value="677" calcext:value-type="float">
            <text:p>677</text:p>
          </table:table-cell>
          <table:table-cell table:style-name="ce3" office:value-type="percentage" office:value="0.2998" calcext:value-type="percentage">
            <text:p>29.98%</text:p>
          </table:table-cell>
          <table:table-cell table:style-name="ce5" office:value-type="float" office:value="72.642" calcext:value-type="float">
            <text:p>72.642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22:56.99710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62" calcext:value-type="percentage">
            <text:p>99.62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84" calcext:value-type="percentage">
            <text:p>99.84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number-columns-repeated="2" table:style-name="ce3" office:value-type="percentage" office:value="0.9985" calcext:value-type="percentage">
            <text:p>99.85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795" calcext:value-type="percentage">
            <text:p>97.95%</text:p>
          </table:table-cell>
          <table:table-cell table:style-name="ce5" office:value-type="float" office:value="98.974" calcext:value-type="float">
            <text:p>98.9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78" calcext:value-type="percentage">
            <text:p>99.78%</text:p>
          </table:table-cell>
          <table:table-cell table:style-name="ce5" office:value-type="float" office:value="99.835" calcext:value-type="float">
            <text:p>99.8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895" calcext:value-type="percentage">
            <text:p>89.5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33" calcext:value-type="float">
            <text:p>1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46" calcext:value-type="percentage">
            <text:p>99.46%</text:p>
          </table:table-cell>
          <table:table-cell table:style-name="ce5" office:value-type="float" office:value="99.82" calcext:value-type="float">
            <text:p>99.8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94" calcext:value-type="percentage">
            <text:p>99.94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87" calcext:value-type="percentage">
            <text:p>99.87%</text:p>
          </table:table-cell>
          <table:table-cell table:style-name="ce5" office:value-type="float" office:value="99.978" calcext:value-type="float">
            <text:p>99.97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71" calcext:value-type="float">
            <text:p>1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74" calcext:value-type="percentage">
            <text:p>97.40%</text:p>
          </table:table-cell>
          <table:table-cell table:style-name="ce5" office:value-type="float" office:value="99.96" calcext:value-type="float">
            <text:p>99.96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4:.D14])" office:value-type="float" office:value="500" calcext:value-type="float">
            <text:p>500</text:p>
          </table:table-cell>
          <table:table-cell table:style-name="ce4" table:formula="of:=SUM([.E4:.E14])" office:value-type="float" office:value="500" calcext:value-type="float">
            <text:p>500</text:p>
          </table:table-cell>
          <table:table-cell table:style-name="ce4" table:formula="of:=SUM([.F4:.F14])" office:value-type="float" office:value="0" calcext:value-type="float">
            <text:p>0</text:p>
          </table:table-cell>
          <table:table-cell table:style-name="ce4" table:formula="of:=SUM([.G4:.G14])" office:value-type="float" office:value="0" calcext:value-type="float">
            <text:p>0</text:p>
          </table:table-cell>
          <table:table-cell table:style-name="ce4" table:formula="of:=SUM([.H4:.H14])" office:value-type="float" office:value="1" calcext:value-type="float">
            <text:p>1</text:p>
          </table:table-cell>
          <table:table-cell table:style-name="ce4" table:formula="of:=SUM([.I4:.I14])" office:value-type="float" office:value="1" calcext:value-type="float">
            <text:p>1</text:p>
          </table:table-cell>
          <table:table-cell table:style-name="ce4" table:formula="of:=SUM([.J4:.J14])" office:value-type="float" office:value="307" calcext:value-type="float">
            <text:p>307</text:p>
          </table:table-cell>
          <table:table-cell table:style-name="ce4" table:formula="of:=SUM([.K4:.K14])" office:value-type="float" office:value="1" calcext:value-type="float">
            <text:p>1</text:p>
          </table:table-cell>
          <table:table-cell table:style-name="ce3" office:value-type="percentage" office:value="0.9923" calcext:value-type="percentage">
            <text:p>99.23%</text:p>
          </table:table-cell>
          <table:table-cell table:style-name="ce5" office:value-type="float" office:value="99.918" calcext:value-type="float">
            <text:p>99.918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18:09.92508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19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65" calcext:value-type="percentage">
            <text:p>99.65%</text:p>
          </table:table-cell>
          <table:table-cell table:style-name="ce5" office:value-type="float" office:value="99.428" calcext:value-type="float">
            <text:p>99.4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19" calcext:value-type="percentage">
            <text:p>99.19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number-columns-repeated="2" table:style-name="ce3" office:value-type="percentage" office:value="0.9982" calcext:value-type="percentage">
            <text:p>99.82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percentage" office:value="0.989" calcext:value-type="percentage">
            <text:p>98.90%</text:p>
          </table:table-cell>
          <table:table-cell table:style-name="ce5" office:value-type="float" office:value="98.136" calcext:value-type="float">
            <text:p>98.1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531" calcext:value-type="percentage">
            <text:p>95.31%</text:p>
          </table:table-cell>
          <table:table-cell table:style-name="ce5" office:value-type="float" office:value="98.585" calcext:value-type="float">
            <text:p>98.58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48" calcext:value-type="percentage">
            <text:p>99.48%</text:p>
          </table:table-cell>
          <table:table-cell table:style-name="ce5" office:value-type="float" office:value="99.699" calcext:value-type="float">
            <text:p>99.69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874" calcext:value-type="percentage">
            <text:p>87.40%</text:p>
          </table:table-cell>
          <table:table-cell table:style-name="ce5" office:value-type="float" office:value="99.319" calcext:value-type="float">
            <text:p>99.3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33" calcext:value-type="float">
            <text:p>1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682" calcext:value-type="percentage">
            <text:p>96.82%</text:p>
          </table:table-cell>
          <table:table-cell table:style-name="ce5" office:value-type="float" office:value="99.667" calcext:value-type="float">
            <text:p>99.66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833" calcext:value-type="percentage">
            <text:p>98.33%</text:p>
          </table:table-cell>
          <table:table-cell table:style-name="ce5" office:value-type="float" office:value="98.981" calcext:value-type="float">
            <text:p>98.98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5" calcext:value-type="percentage">
            <text:p>99.50%</text:p>
          </table:table-cell>
          <table:table-cell table:style-name="ce5" office:value-type="float" office:value="99.925" calcext:value-type="float">
            <text:p>99.9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6" calcext:value-type="percentage">
            <text:p>99.60%</text:p>
          </table:table-cell>
          <table:table-cell table:style-name="ce5" office:value-type="float" office:value="99.931" calcext:value-type="float">
            <text:p>99.93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71" calcext:value-type="float">
            <text:p>1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655" calcext:value-type="percentage">
            <text:p>96.55%</text:p>
          </table:table-cell>
          <table:table-cell table:style-name="ce5" office:value-type="float" office:value="99.967" calcext:value-type="float">
            <text:p>99.96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21:.D31])" office:value-type="float" office:value="500" calcext:value-type="float">
            <text:p>500</text:p>
          </table:table-cell>
          <table:table-cell table:style-name="ce4" table:formula="of:=SUM([.E21:.E31])" office:value-type="float" office:value="500" calcext:value-type="float">
            <text:p>500</text:p>
          </table:table-cell>
          <table:table-cell table:style-name="ce4" table:formula="of:=SUM([.F21:.F31])" office:value-type="float" office:value="0" calcext:value-type="float">
            <text:p>0</text:p>
          </table:table-cell>
          <table:table-cell table:style-name="ce4" table:formula="of:=SUM([.G21:.G31])" office:value-type="float" office:value="0" calcext:value-type="float">
            <text:p>0</text:p>
          </table:table-cell>
          <table:table-cell table:style-name="ce4" table:formula="of:=SUM([.H21:.H31])" office:value-type="float" office:value="9" calcext:value-type="float">
            <text:p>9</text:p>
          </table:table-cell>
          <table:table-cell table:style-name="ce4" table:formula="of:=SUM([.I21:.I31])" office:value-type="float" office:value="9" calcext:value-type="float">
            <text:p>9</text:p>
          </table:table-cell>
          <table:table-cell table:style-name="ce4" table:formula="of:=SUM([.J21:.J31])" office:value-type="float" office:value="665" calcext:value-type="float">
            <text:p>665</text:p>
          </table:table-cell>
          <table:table-cell table:style-name="ce4" table:formula="of:=SUM([.K21:.K31])" office:value-type="float" office:value="3" calcext:value-type="float">
            <text:p>3</text:p>
          </table:table-cell>
          <table:table-cell table:style-name="ce3" office:value-type="percentage" office:value="0.9829" calcext:value-type="percentage">
            <text:p>98.29%</text:p>
          </table:table-cell>
          <table:table-cell table:style-name="ce5" office:value-type="float" office:value="99.574" calcext:value-type="float">
            <text:p>99.574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7:02:35.994014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54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9888" calcext:value-type="percentage">
            <text:p>98.88%</text:p>
          </table:table-cell>
          <table:table-cell table:style-name="ce3" office:value-type="percentage" office:value="0.993" calcext:value-type="percentage">
            <text:p>99.3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818" calcext:value-type="percentage">
            <text:p>98.18%</text:p>
          </table:table-cell>
          <table:table-cell table:style-name="ce5" office:value-type="float" office:value="96.274" calcext:value-type="float">
            <text:p>96.2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9833" calcext:value-type="percentage">
            <text:p>98.33%</text:p>
          </table:table-cell>
          <table:table-cell table:style-name="ce3" office:value-type="percentage" office:value="0.9838" calcext:value-type="percentage">
            <text:p>98.38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percentage" office:value="0.9666" calcext:value-type="percentage">
            <text:p>96.66%</text:p>
          </table:table-cell>
          <table:table-cell table:style-name="ce5" office:value-type="float" office:value="90.966" calcext:value-type="float">
            <text:p>90.96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9952" calcext:value-type="percentage">
            <text:p>99.52%</text:p>
          </table:table-cell>
          <table:table-cell table:style-name="ce3" office:value-type="percentage" office:value="0.9968" calcext:value-type="percentage">
            <text:p>99.68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916" calcext:value-type="percentage">
            <text:p>99.16%</text:p>
          </table:table-cell>
          <table:table-cell table:style-name="ce5" office:value-type="float" office:value="96.942" calcext:value-type="float">
            <text:p>96.9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9854" calcext:value-type="percentage">
            <text:p>98.54%</text:p>
          </table:table-cell>
          <table:table-cell table:style-name="ce3" office:value-type="percentage" office:value="0.9883" calcext:value-type="percentage">
            <text:p>98.83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663" calcext:value-type="percentage">
            <text:p>96.63%</text:p>
          </table:table-cell>
          <table:table-cell table:style-name="ce5" office:value-type="float" office:value="87.87" calcext:value-type="float">
            <text:p>87.87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9957" calcext:value-type="percentage">
            <text:p>99.57%</text:p>
          </table:table-cell>
          <table:table-cell table:style-name="ce3" office:value-type="percentage" office:value="0.9963" calcext:value-type="percentage">
            <text:p>99.63%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917" calcext:value-type="percentage">
            <text:p>99.17%</text:p>
          </table:table-cell>
          <table:table-cell table:style-name="ce5" office:value-type="float" office:value="95.703" calcext:value-type="float">
            <text:p>95.70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7717" calcext:value-type="percentage">
            <text:p>77.17%</text:p>
          </table:table-cell>
          <table:table-cell table:style-name="ce3" office:value-type="percentage" office:value="0.9231" calcext:value-type="percentage">
            <text:p>92.31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percentage" office:value="0.6785" calcext:value-type="percentage">
            <text:p>67.85%</text:p>
          </table:table-cell>
          <table:table-cell table:style-name="ce5" office:value-type="float" office:value="82.131" calcext:value-type="float">
            <text:p>82.13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9834" calcext:value-type="percentage">
            <text:p>98.34%</text:p>
          </table:table-cell>
          <table:table-cell table:style-name="ce3" office:value-type="percentage" office:value="0.9809" calcext:value-type="percentage">
            <text:p>98.09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percentage" office:value="0.962" calcext:value-type="percentage">
            <text:p>96.20%</text:p>
          </table:table-cell>
          <table:table-cell table:style-name="ce5" office:value-type="float" office:value="91.064" calcext:value-type="float">
            <text:p>91.06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9777" calcext:value-type="percentage">
            <text:p>97.77%</text:p>
          </table:table-cell>
          <table:table-cell table:style-name="ce3" office:value-type="percentage" office:value="0.9887" calcext:value-type="percentage">
            <text:p>98.87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666" calcext:value-type="percentage">
            <text:p>96.66%</text:p>
          </table:table-cell>
          <table:table-cell table:style-name="ce5" office:value-type="float" office:value="89.738" calcext:value-type="float">
            <text:p>89.73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9964" calcext:value-type="percentage">
            <text:p>99.64%</text:p>
          </table:table-cell>
          <table:table-cell table:style-name="ce3" office:value-type="percentage" office:value="0.9976" calcext:value-type="percentage">
            <text:p>99.76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37" calcext:value-type="percentage">
            <text:p>99.37%</text:p>
          </table:table-cell>
          <table:table-cell table:style-name="ce5" office:value-type="float" office:value="97.58" calcext:value-type="float">
            <text:p>97.5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9953" calcext:value-type="percentage">
            <text:p>99.53%</text:p>
          </table:table-cell>
          <table:table-cell table:style-name="ce3" office:value-type="percentage" office:value="0.9969" calcext:value-type="percentage">
            <text:p>99.69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3" office:value-type="percentage" office:value="0.9917" calcext:value-type="percentage">
            <text:p>99.17%</text:p>
          </table:table-cell>
          <table:table-cell table:style-name="ce5" office:value-type="float" office:value="94.68" calcext:value-type="float">
            <text:p>94.6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9754" calcext:value-type="percentage">
            <text:p>97.54%</text:p>
          </table:table-cell>
          <table:table-cell table:style-name="ce3" office:value-type="percentage" office:value="0.9527" calcext:value-type="percentage">
            <text:p>95.27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percentage" office:value="0.9243" calcext:value-type="percentage">
            <text:p>92.43%</text:p>
          </table:table-cell>
          <table:table-cell table:style-name="ce5" office:value-type="float" office:value="89.04" calcext:value-type="float">
            <text:p>89.04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56:.D66])" office:value-type="float" office:value="500" calcext:value-type="float">
            <text:p>500</text:p>
          </table:table-cell>
          <table:table-cell table:style-name="ce4" table:formula="of:=SUM([.E56:.E66])" office:value-type="float" office:value="450" calcext:value-type="float">
            <text:p>450</text:p>
          </table:table-cell>
          <table:table-cell table:style-name="ce4" table:formula="of:=SUM([.F56:.F66])" office:value-type="float" office:value="21" calcext:value-type="float">
            <text:p>21</text:p>
          </table:table-cell>
          <table:table-cell table:style-name="ce4" table:formula="of:=SUM([.G56:.G66])" office:value-type="float" office:value="29" calcext:value-type="float">
            <text:p>29</text:p>
          </table:table-cell>
          <table:table-cell table:style-name="ce4" table:formula="of:=SUM([.H56:.H66])" office:value-type="float" office:value="553" calcext:value-type="float">
            <text:p>553</text:p>
          </table:table-cell>
          <table:table-cell table:style-name="ce4" table:formula="of:=SUM([.I56:.I66])" office:value-type="float" office:value="573" calcext:value-type="float">
            <text:p>573</text:p>
          </table:table-cell>
          <table:table-cell table:style-name="ce4" table:formula="of:=SUM([.J56:.J66])" office:value-type="float" office:value="65" calcext:value-type="float">
            <text:p>65</text:p>
          </table:table-cell>
          <table:table-cell table:style-name="ce4" table:formula="of:=SUM([.K56:.K66])" office:value-type="float" office:value="21" calcext:value-type="float">
            <text:p>21</text:p>
          </table:table-cell>
          <table:table-cell table:style-name="ce3" office:value-type="percentage" office:value="0.9702" calcext:value-type="percentage">
            <text:p>97.02%</text:p>
          </table:table-cell>
          <table:table-cell table:style-name="ce5" office:value-type="float" office:value="93.808" calcext:value-type="float">
            <text:p>93.808</text:p>
          </table:table-cell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7:21:21.81503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36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6652" calcext:value-type="percentage">
            <text:p>66.52%</text:p>
          </table:table-cell>
          <table:table-cell table:style-name="ce3" office:value-type="percentage" office:value="0.9333" calcext:value-type="percentage">
            <text:p>93.33%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percentage" office:value="0.5986" calcext:value-type="percentage">
            <text:p>59.86%</text:p>
          </table:table-cell>
          <table:table-cell table:style-name="ce5" office:value-type="float" office:value="65.832" calcext:value-type="float">
            <text:p>65.8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1636" calcext:value-type="percentage">
            <text:p>16.36%</text:p>
          </table:table-cell>
          <table:table-cell table:style-name="ce3" office:value-type="percentage" office:value="0.9651" calcext:value-type="percentage">
            <text:p>96.51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54" calcext:value-type="float">
            <text:p>155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percentage" office:value="0.1464" calcext:value-type="percentage">
            <text:p>14.64%</text:p>
          </table:table-cell>
          <table:table-cell table:style-name="ce5" office:value-type="float" office:value="77.835" calcext:value-type="float">
            <text:p>77.8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4011" calcext:value-type="percentage">
            <text:p>40.11%</text:p>
          </table:table-cell>
          <table:table-cell table:style-name="ce3" office:value-type="percentage" office:value="0.8727" calcext:value-type="percentage">
            <text:p>87.27%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67" calcext:value-type="float">
            <text:p>167</text:p>
          </table:table-cell>
          <table:table-cell table:style-name="ce3" office:value-type="percentage" office:value="0.318" calcext:value-type="percentage">
            <text:p>31.80%</text:p>
          </table:table-cell>
          <table:table-cell table:style-name="ce5" office:value-type="float" office:value="72.828" calcext:value-type="float">
            <text:p>72.8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4583" calcext:value-type="percentage">
            <text:p>45.83%</text:p>
          </table:table-cell>
          <table:table-cell table:style-name="ce3" office:value-type="percentage" office:value="0.9543" calcext:value-type="percentage">
            <text:p>95.43%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percentage" office:value="0.4261" calcext:value-type="percentage">
            <text:p>42.61%</text:p>
          </table:table-cell>
          <table:table-cell table:style-name="ce5" office:value-type="float" office:value="71.406" calcext:value-type="float">
            <text:p>71.40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278" calcext:value-type="percentage">
            <text:p>27.80%</text:p>
          </table:table-cell>
          <table:table-cell table:style-name="ce3" office:value-type="percentage" office:value="0.7517" calcext:value-type="percentage">
            <text:p>75.17%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4897" calcext:value-type="float">
            <text:p>489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39" calcext:value-type="float">
            <text:p>139</text:p>
          </table:table-cell>
          <table:table-cell table:style-name="ce3" office:value-type="percentage" office:value="0.1757" calcext:value-type="percentage">
            <text:p>17.57%</text:p>
          </table:table-cell>
          <table:table-cell table:style-name="ce5" office:value-type="float" office:value="73.508" calcext:value-type="float">
            <text:p>73.50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3438" calcext:value-type="percentage">
            <text:p>34.38%</text:p>
          </table:table-cell>
          <table:table-cell table:style-name="ce3" office:value-type="percentage" office:value="0.8506" calcext:value-type="percentage">
            <text:p>85.06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percentage" office:value="0.2769" calcext:value-type="percentage">
            <text:p>27.69%</text:p>
          </table:table-cell>
          <table:table-cell table:style-name="ce5" office:value-type="float" office:value="70.869" calcext:value-type="float">
            <text:p>70.86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0407" calcext:value-type="percentage">
            <text:p>4.07%</text:p>
          </table:table-cell>
          <table:table-cell table:style-name="ce3" office:value-type="percentage" office:value="0.9341" calcext:value-type="percentage">
            <text:p>93.41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008" calcext:value-type="float">
            <text:p>600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3" office:value-type="percentage" office:value="0.0343" calcext:value-type="percentage">
            <text:p>3.43%</text:p>
          </table:table-cell>
          <table:table-cell table:style-name="ce5" office:value-type="float" office:value="73.98" calcext:value-type="float">
            <text:p>73.9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4234" calcext:value-type="percentage">
            <text:p>42.34%</text:p>
          </table:table-cell>
          <table:table-cell table:style-name="ce3" office:value-type="percentage" office:value="0.9441" calcext:value-type="percentage">
            <text:p>94.41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percentage" office:value="0.3565" calcext:value-type="percentage">
            <text:p>35.65%</text:p>
          </table:table-cell>
          <table:table-cell table:style-name="ce5" office:value-type="float" office:value="73.488" calcext:value-type="float">
            <text:p>73.48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3725" calcext:value-type="percentage">
            <text:p>37.25%</text:p>
          </table:table-cell>
          <table:table-cell table:style-name="ce3" office:value-type="percentage" office:value="0.7412" calcext:value-type="percentage">
            <text:p>74.12%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4481" calcext:value-type="float">
            <text:p>448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22" calcext:value-type="float">
            <text:p>122</text:p>
          </table:table-cell>
          <table:table-cell table:style-name="ce3" office:value-type="percentage" office:value="0.2299" calcext:value-type="percentage">
            <text:p>22.99%</text:p>
          </table:table-cell>
          <table:table-cell table:style-name="ce5" office:value-type="float" office:value="74.01" calcext:value-type="float">
            <text:p>74.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8172" calcext:value-type="percentage">
            <text:p>81.72%</text:p>
          </table:table-cell>
          <table:table-cell table:style-name="ce3" office:value-type="percentage" office:value="0.9079" calcext:value-type="percentage">
            <text:p>90.79%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79" calcext:value-type="float">
            <text:p>179</text:p>
          </table:table-cell>
          <table:table-cell table:style-name="ce3" office:value-type="percentage" office:value="0.7051" calcext:value-type="percentage">
            <text:p>70.51%</text:p>
          </table:table-cell>
          <table:table-cell table:style-name="ce5" office:value-type="float" office:value="71.955" calcext:value-type="float">
            <text:p>71.9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4844" calcext:value-type="percentage">
            <text:p>48.44%</text:p>
          </table:table-cell>
          <table:table-cell table:style-name="ce3" office:value-type="percentage" office:value="0.7956" calcext:value-type="percentage">
            <text:p>79.56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2792" calcext:value-type="float">
            <text:p>279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30" calcext:value-type="float">
            <text:p>130</text:p>
          </table:table-cell>
          <table:table-cell table:style-name="ce3" office:value-type="percentage" office:value="0.3457" calcext:value-type="percentage">
            <text:p>34.57%</text:p>
          </table:table-cell>
          <table:table-cell table:style-name="ce5" office:value-type="float" office:value="74.606" calcext:value-type="float">
            <text:p>74.60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38:.D48])" office:value-type="float" office:value="500" calcext:value-type="float">
            <text:p>500</text:p>
          </table:table-cell>
          <table:table-cell table:style-name="ce4" table:formula="of:=SUM([.E38:.E48])" office:value-type="float" office:value="54" calcext:value-type="float">
            <text:p>54</text:p>
          </table:table-cell>
          <table:table-cell table:style-name="ce4" table:formula="of:=SUM([.F38:.F48])" office:value-type="float" office:value="153" calcext:value-type="float">
            <text:p>153</text:p>
          </table:table-cell>
          <table:table-cell table:style-name="ce4" table:formula="of:=SUM([.G38:.G48])" office:value-type="float" office:value="293" calcext:value-type="float">
            <text:p>293</text:p>
          </table:table-cell>
          <table:table-cell table:style-name="ce4" table:formula="of:=SUM([.H38:.H48])" office:value-type="float" office:value="3044" calcext:value-type="float">
            <text:p>3044</text:p>
          </table:table-cell>
          <table:table-cell table:style-name="ce4" table:formula="of:=SUM([.I38:.I48])" office:value-type="float" office:value="25014" calcext:value-type="float">
            <text:p>25014</text:p>
          </table:table-cell>
          <table:table-cell table:style-name="ce4" table:formula="of:=SUM([.J38:.J48])" office:value-type="float" office:value="583" calcext:value-type="float">
            <text:p>583</text:p>
          </table:table-cell>
          <table:table-cell table:style-name="ce4" table:formula="of:=SUM([.K38:.K48])" office:value-type="float" office:value="869" calcext:value-type="float">
            <text:p>869</text:p>
          </table:table-cell>
          <table:table-cell table:style-name="ce3" office:value-type="percentage" office:value="0.2823" calcext:value-type="percentage">
            <text:p>28.23%</text:p>
          </table:table-cell>
          <table:table-cell table:style-name="ce5" office:value-type="float" office:value="72.927" calcext:value-type="float">
            <text:p>72.927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37:44.954752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9919" calcext:value-type="percentage">
            <text:p>99.19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919" calcext:value-type="percentage">
            <text:p>99.19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9992" calcext:value-type="percentage">
            <text:p>99.92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8" calcext:value-type="percentage">
            <text:p>99.8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number-columns-repeated="2" table:style-name="ce3" office:value-type="percentage" office:value="0.9985" calcext:value-type="percentage">
            <text:p>99.85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795" calcext:value-type="percentage">
            <text:p>97.95%</text:p>
          </table:table-cell>
          <table:table-cell table:style-name="ce5" office:value-type="float" office:value="98.974" calcext:value-type="float">
            <text:p>98.9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81" calcext:value-type="percentage">
            <text:p>99.81%</text:p>
          </table:table-cell>
          <table:table-cell table:style-name="ce5" office:value-type="float" office:value="99.835" calcext:value-type="float">
            <text:p>99.8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7152" calcext:value-type="percentage">
            <text:p>71.52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percentage" office:value="0.7034" calcext:value-type="percentage">
            <text:p>70.34%</text:p>
          </table:table-cell>
          <table:table-cell table:style-name="ce5" office:value-type="float" office:value="99.932" calcext:value-type="float">
            <text:p>99.9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9941" calcext:value-type="percentage">
            <text:p>99.41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percentage" office:value="0.9899" calcext:value-type="percentage">
            <text:p>98.99%</text:p>
          </table:table-cell>
          <table:table-cell table:style-name="ce5" office:value-type="float" office:value="99.819" calcext:value-type="float">
            <text:p>99.8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87" calcext:value-type="percentage">
            <text:p>99.87%</text:p>
          </table:table-cell>
          <table:table-cell table:style-name="ce5" office:value-type="float" office:value="99.978" calcext:value-type="float">
            <text:p>99.97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9583" calcext:value-type="percentage">
            <text:p>95.83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percentage" office:value="0.9536" calcext:value-type="percentage">
            <text:p>95.36%</text:p>
          </table:table-cell>
          <table:table-cell table:style-name="ce5" office:value-type="float" office:value="99.958" calcext:value-type="float">
            <text:p>99.95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4:.D14])" office:value-type="float" office:value="500" calcext:value-type="float">
            <text:p>500</text:p>
          </table:table-cell>
          <table:table-cell table:style-name="ce4" table:formula="of:=SUM([.E4:.E14])" office:value-type="float" office:value="426" calcext:value-type="float">
            <text:p>426</text:p>
          </table:table-cell>
          <table:table-cell table:style-name="ce4" table:formula="of:=SUM([.F4:.F14])" office:value-type="float" office:value="28" calcext:value-type="float">
            <text:p>28</text:p>
          </table:table-cell>
          <table:table-cell table:style-name="ce4" table:formula="of:=SUM([.G4:.G14])" office:value-type="float" office:value="46" calcext:value-type="float">
            <text:p>46</text:p>
          </table:table-cell>
          <table:table-cell table:style-name="ce4" table:formula="of:=SUM([.H4:.H14])" office:value-type="float" office:value="1" calcext:value-type="float">
            <text:p>1</text:p>
          </table:table-cell>
          <table:table-cell table:style-name="ce4" table:formula="of:=SUM([.I4:.I14])" office:value-type="float" office:value="500" calcext:value-type="float">
            <text:p>500</text:p>
          </table:table-cell>
          <table:table-cell table:style-name="ce4" table:formula="of:=SUM([.J4:.J14])" office:value-type="float" office:value="97" calcext:value-type="float">
            <text:p>97</text:p>
          </table:table-cell>
          <table:table-cell table:style-name="ce4" table:formula="of:=SUM([.K4:.K14])" office:value-type="float" office:value="9" calcext:value-type="float">
            <text:p>9</text:p>
          </table:table-cell>
          <table:table-cell table:style-name="ce3" office:value-type="percentage" office:value="0.985" calcext:value-type="percentage">
            <text:p>98.50%</text:p>
          </table:table-cell>
          <table:table-cell table:style-name="ce5" office:value-type="float" office:value="99.916" calcext:value-type="float">
            <text:p>99.916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7:21:27.94606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19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65" calcext:value-type="percentage">
            <text:p>99.65%</text:p>
          </table:table-cell>
          <table:table-cell table:style-name="ce5" office:value-type="float" office:value="99.428" calcext:value-type="float">
            <text:p>99.4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9887" calcext:value-type="percentage">
            <text:p>98.8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887" calcext:value-type="percentage">
            <text:p>98.87%</text:p>
          </table:table-cell>
          <table:table-cell table:style-name="ce5" office:value-type="float" office:value="100" calcext:value-type="float">
            <text:p>100.0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9974" calcext:value-type="percentage">
            <text:p>99.74%</text:p>
          </table:table-cell>
          <table:table-cell table:style-name="ce3" office:value-type="percentage" office:value="0.9982" calcext:value-type="percentage">
            <text:p>99.82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percentage" office:value="0.9872" calcext:value-type="percentage">
            <text:p>98.72%</text:p>
          </table:table-cell>
          <table:table-cell table:style-name="ce5" office:value-type="float" office:value="98.198" calcext:value-type="float">
            <text:p>98.19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9444" calcext:value-type="percentage">
            <text:p>94.4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percentage" office:value="0.9092" calcext:value-type="percentage">
            <text:p>90.92%</text:p>
          </table:table-cell>
          <table:table-cell table:style-name="ce5" office:value-type="float" office:value="99.081" calcext:value-type="float">
            <text:p>99.08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41" calcext:value-type="percentage">
            <text:p>99.41%</text:p>
          </table:table-cell>
          <table:table-cell table:style-name="ce5" office:value-type="float" office:value="99.699" calcext:value-type="float">
            <text:p>99.69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8845" calcext:value-type="percentage">
            <text:p>88.45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8517" calcext:value-type="percentage">
            <text:p>85.17%</text:p>
          </table:table-cell>
          <table:table-cell table:style-name="ce5" office:value-type="float" office:value="99.308" calcext:value-type="float">
            <text:p>99.30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9788" calcext:value-type="percentage">
            <text:p>97.88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percentage" office:value="0.9569" calcext:value-type="percentage">
            <text:p>95.69%</text:p>
          </table:table-cell>
          <table:table-cell table:style-name="ce5" office:value-type="float" office:value="99.741" calcext:value-type="float">
            <text:p>99.74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861" calcext:value-type="percentage">
            <text:p>98.61%</text:p>
          </table:table-cell>
          <table:table-cell table:style-name="ce5" office:value-type="float" office:value="98.981" calcext:value-type="float">
            <text:p>98.98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5" calcext:value-type="percentage">
            <text:p>99.50%</text:p>
          </table:table-cell>
          <table:table-cell table:style-name="ce5" office:value-type="float" office:value="99.925" calcext:value-type="float">
            <text:p>99.9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9821" calcext:value-type="percentage">
            <text:p>98.21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percentage" office:value="0.9707" calcext:value-type="percentage">
            <text:p>97.07%</text:p>
          </table:table-cell>
          <table:table-cell table:style-name="ce5" office:value-type="float" office:value="99.845" calcext:value-type="float">
            <text:p>99.84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9468" calcext:value-type="percentage">
            <text:p>94.68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percentage" office:value="0.9387" calcext:value-type="percentage">
            <text:p>93.87%</text:p>
          </table:table-cell>
          <table:table-cell table:style-name="ce5" office:value-type="float" office:value="99.965" calcext:value-type="float">
            <text:p>99.96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21:.D31])" office:value-type="float" office:value="500" calcext:value-type="float">
            <text:p>500</text:p>
          </table:table-cell>
          <table:table-cell table:style-name="ce4" table:formula="of:=SUM([.E21:.E31])" office:value-type="float" office:value="436" calcext:value-type="float">
            <text:p>436</text:p>
          </table:table-cell>
          <table:table-cell table:style-name="ce4" table:formula="of:=SUM([.F21:.F31])" office:value-type="float" office:value="25" calcext:value-type="float">
            <text:p>25</text:p>
          </table:table-cell>
          <table:table-cell table:style-name="ce4" table:formula="of:=SUM([.G21:.G31])" office:value-type="float" office:value="39" calcext:value-type="float">
            <text:p>39</text:p>
          </table:table-cell>
          <table:table-cell table:style-name="ce4" table:formula="of:=SUM([.H21:.H31])" office:value-type="float" office:value="9" calcext:value-type="float">
            <text:p>9</text:p>
          </table:table-cell>
          <table:table-cell table:style-name="ce4" table:formula="of:=SUM([.I21:.I31])" office:value-type="float" office:value="661" calcext:value-type="float">
            <text:p>661</text:p>
          </table:table-cell>
          <table:table-cell table:style-name="ce4" table:formula="of:=SUM([.J21:.J31])" office:value-type="float" office:value="408" calcext:value-type="float">
            <text:p>408</text:p>
          </table:table-cell>
          <table:table-cell table:style-name="ce4" table:formula="of:=SUM([.K21:.K31])" office:value-type="float" office:value="54" calcext:value-type="float">
            <text:p>54</text:p>
          </table:table-cell>
          <table:table-cell table:style-name="ce3" office:value-type="percentage" office:value="0.973" calcext:value-type="percentage">
            <text:p>97.30%</text:p>
          </table:table-cell>
          <table:table-cell table:style-name="ce5" office:value-type="float" office:value="99.589" calcext:value-type="float">
            <text:p>99.589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3:49:46.343094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19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667" calcext:value-type="percentage">
            <text:p>66.70%</text:p>
          </table:table-cell>
          <table:table-cell table:style-name="ce3" office:value-type="percentage" office:value="0.9222" calcext:value-type="percentage">
            <text:p>92.22%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percentage" office:value="0.5978" calcext:value-type="percentage">
            <text:p>59.78%</text:p>
          </table:table-cell>
          <table:table-cell table:style-name="ce5" office:value-type="float" office:value="65.762" calcext:value-type="float">
            <text:p>65.76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1771" calcext:value-type="percentage">
            <text:p>17.71%</text:p>
          </table:table-cell>
          <table:table-cell table:style-name="ce3" office:value-type="percentage" office:value="0.9821" calcext:value-type="percentage">
            <text:p>98.21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29" calcext:value-type="float">
            <text:p>152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3" office:value-type="percentage" office:value="0.1647" calcext:value-type="percentage">
            <text:p>16.47%</text:p>
          </table:table-cell>
          <table:table-cell table:style-name="ce5" office:value-type="float" office:value="77.647" calcext:value-type="float">
            <text:p>77.6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4111" calcext:value-type="percentage">
            <text:p>41.11%</text:p>
          </table:table-cell>
          <table:table-cell table:style-name="ce3" office:value-type="percentage" office:value="0.8983" calcext:value-type="percentage">
            <text:p>89.83%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950" calcext:value-type="float">
            <text:p>295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7" calcext:value-type="float">
            <text:p>127</text:p>
          </table:table-cell>
          <table:table-cell table:style-name="ce3" office:value-type="percentage" office:value="0.3438" calcext:value-type="percentage">
            <text:p>34.38%</text:p>
          </table:table-cell>
          <table:table-cell table:style-name="ce5" office:value-type="float" office:value="72.586" calcext:value-type="float">
            <text:p>72.58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4905" calcext:value-type="percentage">
            <text:p>49.05%</text:p>
          </table:table-cell>
          <table:table-cell table:style-name="ce3" office:value-type="percentage" office:value="0.9517" calcext:value-type="percentage">
            <text:p>95.17%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percentage" office:value="0.451" calcext:value-type="percentage">
            <text:p>45.10%</text:p>
          </table:table-cell>
          <table:table-cell table:style-name="ce5" office:value-type="float" office:value="71.382" calcext:value-type="float">
            <text:p>71.38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273" calcext:value-type="percentage">
            <text:p>27.30%</text:p>
          </table:table-cell>
          <table:table-cell table:style-name="ce3" office:value-type="percentage" office:value="0.7788" calcext:value-type="percentage">
            <text:p>77.88%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931" calcext:value-type="float">
            <text:p>493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07" calcext:value-type="float">
            <text:p>107</text:p>
          </table:table-cell>
          <table:table-cell table:style-name="ce3" office:value-type="percentage" office:value="0.1833" calcext:value-type="percentage">
            <text:p>18.33%</text:p>
          </table:table-cell>
          <table:table-cell table:style-name="ce5" office:value-type="float" office:value="73.015" calcext:value-type="float">
            <text:p>73.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4108" calcext:value-type="percentage">
            <text:p>41.08%</text:p>
          </table:table-cell>
          <table:table-cell table:style-name="ce3" office:value-type="percentage" office:value="0.8067" calcext:value-type="percentage">
            <text:p>80.67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percentage" office:value="0.294" calcext:value-type="percentage">
            <text:p>29.40%</text:p>
          </table:table-cell>
          <table:table-cell table:style-name="ce5" office:value-type="float" office:value="71.949" calcext:value-type="float">
            <text:p>71.94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0354" calcext:value-type="percentage">
            <text:p>3.54%</text:p>
          </table:table-cell>
          <table:table-cell table:style-name="ce3" office:value-type="percentage" office:value="0.9174" calcext:value-type="percentage">
            <text:p>91.74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041" calcext:value-type="float">
            <text:p>60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percentage" office:value="0.0303" calcext:value-type="percentage">
            <text:p>3.03%</text:p>
          </table:table-cell>
          <table:table-cell table:style-name="ce5" office:value-type="float" office:value="74.11" calcext:value-type="float">
            <text:p>74.1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376" calcext:value-type="percentage">
            <text:p>37.60%</text:p>
          </table:table-cell>
          <table:table-cell table:style-name="ce3" office:value-type="percentage" office:value="0.9783" calcext:value-type="percentage">
            <text:p>97.83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percentage" office:value="0.351" calcext:value-type="percentage">
            <text:p>35.10%</text:p>
          </table:table-cell>
          <table:table-cell table:style-name="ce5" office:value-type="float" office:value="71.674" calcext:value-type="float">
            <text:p>71.6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378" calcext:value-type="percentage">
            <text:p>37.80%</text:p>
          </table:table-cell>
          <table:table-cell table:style-name="ce3" office:value-type="percentage" office:value="0.7648" calcext:value-type="percentage">
            <text:p>76.48%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4442" calcext:value-type="float">
            <text:p>444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percentage" office:value="0.2497" calcext:value-type="percentage">
            <text:p>24.97%</text:p>
          </table:table-cell>
          <table:table-cell table:style-name="ce5" office:value-type="float" office:value="73.313" calcext:value-type="float">
            <text:p>73.3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8738" calcext:value-type="percentage">
            <text:p>87.38%</text:p>
          </table:table-cell>
          <table:table-cell table:style-name="ce3" office:value-type="percentage" office:value="0.9112" calcext:value-type="percentage">
            <text:p>91.12%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30" calcext:value-type="float">
            <text:p>130</text:p>
          </table:table-cell>
          <table:table-cell table:style-name="ce3" office:value-type="percentage" office:value="0.7697" calcext:value-type="percentage">
            <text:p>76.97%</text:p>
          </table:table-cell>
          <table:table-cell table:style-name="ce5" office:value-type="float" office:value="71.661" calcext:value-type="float">
            <text:p>71.66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4757" calcext:value-type="percentage">
            <text:p>47.57%</text:p>
          </table:table-cell>
          <table:table-cell table:style-name="ce3" office:value-type="percentage" office:value="0.787" calcext:value-type="percentage">
            <text:p>78.70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2839" calcext:value-type="float">
            <text:p>283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percentage" office:value="0.3339" calcext:value-type="percentage">
            <text:p>33.39%</text:p>
          </table:table-cell>
          <table:table-cell table:style-name="ce5" office:value-type="float" office:value="74.691" calcext:value-type="float">
            <text:p>74.69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21:.D31])" office:value-type="float" office:value="500" calcext:value-type="float">
            <text:p>500</text:p>
          </table:table-cell>
          <table:table-cell table:style-name="ce4" table:formula="of:=SUM([.E21:.E31])" office:value-type="float" office:value="58" calcext:value-type="float">
            <text:p>58</text:p>
          </table:table-cell>
          <table:table-cell table:style-name="ce4" table:formula="of:=SUM([.F21:.F31])" office:value-type="float" office:value="149" calcext:value-type="float">
            <text:p>149</text:p>
          </table:table-cell>
          <table:table-cell table:style-name="ce4" table:formula="of:=SUM([.G21:.G31])" office:value-type="float" office:value="293" calcext:value-type="float">
            <text:p>293</text:p>
          </table:table-cell>
          <table:table-cell table:style-name="ce4" table:formula="of:=SUM([.H21:.H31])" office:value-type="float" office:value="2853" calcext:value-type="float">
            <text:p>2853</text:p>
          </table:table-cell>
          <table:table-cell table:style-name="ce4" table:formula="of:=SUM([.I21:.I31])" office:value-type="float" office:value="24703" calcext:value-type="float">
            <text:p>24703</text:p>
          </table:table-cell>
          <table:table-cell table:style-name="ce4" table:formula="of:=SUM([.J21:.J31])" office:value-type="float" office:value="503" calcext:value-type="float">
            <text:p>503</text:p>
          </table:table-cell>
          <table:table-cell table:style-name="ce4" table:formula="of:=SUM([.K21:.K31])" office:value-type="float" office:value="645" calcext:value-type="float">
            <text:p>645</text:p>
          </table:table-cell>
          <table:table-cell table:style-name="ce3" office:value-type="percentage" office:value="0.2969" calcext:value-type="percentage">
            <text:p>29.69%</text:p>
          </table:table-cell>
          <table:table-cell table:style-name="ce5" office:value-type="float" office:value="72.624" calcext:value-type="float">
            <text:p>72.624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2:01:59.189641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36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9922" calcext:value-type="percentage">
            <text:p>99.22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922" calcext:value-type="percentage">
            <text:p>99.22%</text:p>
          </table:table-cell>
          <table:table-cell table:style-name="ce5" office:value-type="float" office:value="97.966" calcext:value-type="float">
            <text:p>97.96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9553" calcext:value-type="percentage">
            <text:p>95.53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553" calcext:value-type="percentage">
            <text:p>95.53%</text:p>
          </table:table-cell>
          <table:table-cell table:style-name="ce5" office:value-type="float" office:value="90.923" calcext:value-type="float">
            <text:p>90.92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9874" calcext:value-type="percentage">
            <text:p>98.74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percentage" office:value="0.9872" calcext:value-type="percentage">
            <text:p>98.72%</text:p>
          </table:table-cell>
          <table:table-cell table:style-name="ce5" office:value-type="float" office:value="97.543" calcext:value-type="float">
            <text:p>97.5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9678" calcext:value-type="percentage">
            <text:p>96.78%</text:p>
          </table:table-cell>
          <table:table-cell table:style-name="ce3" office:value-type="percentage" office:value="0.9985" calcext:value-type="percentage">
            <text:p>99.85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649" calcext:value-type="percentage">
            <text:p>96.49%</text:p>
          </table:table-cell>
          <table:table-cell table:style-name="ce5" office:value-type="float" office:value="90.487" calcext:value-type="float">
            <text:p>90.48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992" calcext:value-type="percentage">
            <text:p>99.2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92" calcext:value-type="percentage">
            <text:p>99.20%</text:p>
          </table:table-cell>
          <table:table-cell table:style-name="ce5" office:value-type="float" office:value="95.849" calcext:value-type="float">
            <text:p>95.84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7402" calcext:value-type="percentage">
            <text:p>74.02%</text:p>
          </table:table-cell>
          <table:table-cell table:style-name="ce3" office:value-type="percentage" office:value="0.9965" calcext:value-type="percentage">
            <text:p>99.65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731" calcext:value-type="percentage">
            <text:p>73.10%</text:p>
          </table:table-cell>
          <table:table-cell table:style-name="ce5" office:value-type="float" office:value="84.269" calcext:value-type="float">
            <text:p>84.26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9403" calcext:value-type="percentage">
            <text:p>94.03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4" calcext:value-type="float">
            <text:p>37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" office:value-type="percentage" office:value="0.9395" calcext:value-type="percentage">
            <text:p>93.95%</text:p>
          </table:table-cell>
          <table:table-cell table:style-name="ce5" office:value-type="float" office:value="92.699" calcext:value-type="float">
            <text:p>92.69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9833" calcext:value-type="percentage">
            <text:p>98.33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833" calcext:value-type="percentage">
            <text:p>98.33%</text:p>
          </table:table-cell>
          <table:table-cell table:style-name="ce5" office:value-type="float" office:value="92.455" calcext:value-type="float">
            <text:p>92.4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9937" calcext:value-type="percentage">
            <text:p>99.37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937" calcext:value-type="percentage">
            <text:p>99.37%</text:p>
          </table:table-cell>
          <table:table-cell table:style-name="ce5" office:value-type="float" office:value="98.424" calcext:value-type="float">
            <text:p>98.4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9879" calcext:value-type="percentage">
            <text:p>98.79%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3" office:value-type="percentage" office:value="0.9875" calcext:value-type="percentage">
            <text:p>98.75%</text:p>
          </table:table-cell>
          <table:table-cell table:style-name="ce5" office:value-type="float" office:value="94.747" calcext:value-type="float">
            <text:p>94.7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8851" calcext:value-type="percentage">
            <text:p>88.51%</text:p>
          </table:table-cell>
          <table:table-cell table:style-name="ce3" office:value-type="percentage" office:value="0.9996" calcext:value-type="percentage">
            <text:p>99.96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percentage" office:value="0.8818" calcext:value-type="percentage">
            <text:p>88.18%</text:p>
          </table:table-cell>
          <table:table-cell table:style-name="ce5" office:value-type="float" office:value="90.304" calcext:value-type="float">
            <text:p>90.30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38:.D48])" office:value-type="float" office:value="500" calcext:value-type="float">
            <text:p>500</text:p>
          </table:table-cell>
          <table:table-cell table:style-name="ce4" table:formula="of:=SUM([.E38:.E48])" office:value-type="float" office:value="361" calcext:value-type="float">
            <text:p>361</text:p>
          </table:table-cell>
          <table:table-cell table:style-name="ce4" table:formula="of:=SUM([.F38:.F48])" office:value-type="float" office:value="94" calcext:value-type="float">
            <text:p>94</text:p>
          </table:table-cell>
          <table:table-cell table:style-name="ce4" table:formula="of:=SUM([.G38:.G48])" office:value-type="float" office:value="45" calcext:value-type="float">
            <text:p>45</text:p>
          </table:table-cell>
          <table:table-cell table:style-name="ce4" table:formula="of:=SUM([.H38:.H48])" office:value-type="float" office:value="5" calcext:value-type="float">
            <text:p>5</text:p>
          </table:table-cell>
          <table:table-cell table:style-name="ce4" table:formula="of:=SUM([.I38:.I48])" office:value-type="float" office:value="1530" calcext:value-type="float">
            <text:p>1530</text:p>
          </table:table-cell>
          <table:table-cell table:style-name="ce4" table:formula="of:=SUM([.J38:.J48])" office:value-type="float" office:value="30" calcext:value-type="float">
            <text:p>30</text:p>
          </table:table-cell>
          <table:table-cell table:style-name="ce4" table:formula="of:=SUM([.K38:.K48])" office:value-type="float" office:value="32" calcext:value-type="float">
            <text:p>32</text:p>
          </table:table-cell>
          <table:table-cell table:style-name="ce3" office:value-type="percentage" office:value="0.9608" calcext:value-type="percentage">
            <text:p>96.08%</text:p>
          </table:table-cell>
          <table:table-cell table:style-name="ce5" office:value-type="float" office:value="94.782" calcext:value-type="float">
            <text:p>94.782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1:09:35.044382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54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6894" calcext:value-type="percentage">
            <text:p>68.94%</text:p>
          </table:table-cell>
          <table:table-cell table:style-name="ce3" office:value-type="percentage" office:value="0.8768" calcext:value-type="percentage">
            <text:p>87.68%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percentage" office:value="0.5848" calcext:value-type="percentage">
            <text:p>58.48%</text:p>
          </table:table-cell>
          <table:table-cell table:style-name="ce5" office:value-type="float" office:value="65.836" calcext:value-type="float">
            <text:p>65.8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2567" calcext:value-type="percentage">
            <text:p>25.67%</text:p>
          </table:table-cell>
          <table:table-cell table:style-name="ce3" office:value-type="percentage" office:value="0.9559" calcext:value-type="percentage">
            <text:p>95.59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percentage" office:value="0.2422" calcext:value-type="percentage">
            <text:p>24.22%</text:p>
          </table:table-cell>
          <table:table-cell table:style-name="ce5" office:value-type="float" office:value="77.393" calcext:value-type="float">
            <text:p>77.39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4859" calcext:value-type="percentage">
            <text:p>48.59%</text:p>
          </table:table-cell>
          <table:table-cell table:style-name="ce3" office:value-type="percentage" office:value="0.816" calcext:value-type="percentage">
            <text:p>81.60%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70" calcext:value-type="float">
            <text:p>170</text:p>
          </table:table-cell>
          <table:table-cell table:style-name="ce3" office:value-type="percentage" office:value="0.3588" calcext:value-type="percentage">
            <text:p>35.88%</text:p>
          </table:table-cell>
          <table:table-cell table:style-name="ce5" office:value-type="float" office:value="71.357" calcext:value-type="float">
            <text:p>71.35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3" office:value-type="percentage" office:value="0.9452" calcext:value-type="percentage">
            <text:p>94.52%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percentage" office:value="0.4934" calcext:value-type="percentage">
            <text:p>49.34%</text:p>
          </table:table-cell>
          <table:table-cell table:style-name="ce5" office:value-type="float" office:value="71.372" calcext:value-type="float">
            <text:p>71.37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3484" calcext:value-type="percentage">
            <text:p>34.84%</text:p>
          </table:table-cell>
          <table:table-cell table:style-name="ce3" office:value-type="percentage" office:value="0.6449" calcext:value-type="percentage">
            <text:p>64.49%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float" office:value="4420" calcext:value-type="float">
            <text:p>44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percentage" office:value="0.153" calcext:value-type="percentage">
            <text:p>15.30%</text:p>
          </table:table-cell>
          <table:table-cell table:style-name="ce5" office:value-type="float" office:value="73.103" calcext:value-type="float">
            <text:p>73.10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3045" calcext:value-type="percentage">
            <text:p>30.45%</text:p>
          </table:table-cell>
          <table:table-cell table:style-name="ce3" office:value-type="percentage" office:value="0.7891" calcext:value-type="percentage">
            <text:p>78.91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percentage" office:value="0.2152" calcext:value-type="percentage">
            <text:p>21.52%</text:p>
          </table:table-cell>
          <table:table-cell table:style-name="ce5" office:value-type="float" office:value="71.984" calcext:value-type="float">
            <text:p>71.98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0671" calcext:value-type="percentage">
            <text:p>6.71%</text:p>
          </table:table-cell>
          <table:table-cell table:style-name="ce3" office:value-type="percentage" office:value="0.9071" calcext:value-type="percentage">
            <text:p>90.71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843" calcext:value-type="float">
            <text:p>58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7" calcext:value-type="float">
            <text:p>47</text:p>
          </table:table-cell>
          <table:table-cell table:style-name="ce3" office:value-type="percentage" office:value="0.0599" calcext:value-type="percentage">
            <text:p>5.99%</text:p>
          </table:table-cell>
          <table:table-cell table:style-name="ce5" office:value-type="float" office:value="73.036" calcext:value-type="float">
            <text:p>73.0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4596" calcext:value-type="percentage">
            <text:p>45.96%</text:p>
          </table:table-cell>
          <table:table-cell table:style-name="ce3" office:value-type="percentage" office:value="0.9593" calcext:value-type="percentage">
            <text:p>95.93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percentage" office:value="0.4262" calcext:value-type="percentage">
            <text:p>42.62%</text:p>
          </table:table-cell>
          <table:table-cell table:style-name="ce5" office:value-type="float" office:value="72.403" calcext:value-type="float">
            <text:p>72.40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4327" calcext:value-type="percentage">
            <text:p>43.27%</text:p>
          </table:table-cell>
          <table:table-cell table:style-name="ce3" office:value-type="percentage" office:value="0.7064" calcext:value-type="percentage">
            <text:p>70.64%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4" calcext:value-type="float">
            <text:p>1284</text:p>
          </table:table-cell>
          <table:table-cell table:style-name="ce4" office:value-type="float" office:value="4051" calcext:value-type="float">
            <text:p>405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1" calcext:value-type="float">
            <text:p>141</text:p>
          </table:table-cell>
          <table:table-cell table:style-name="ce3" office:value-type="percentage" office:value="0.2474" calcext:value-type="percentage">
            <text:p>24.74%</text:p>
          </table:table-cell>
          <table:table-cell table:style-name="ce5" office:value-type="float" office:value="73.923" calcext:value-type="float">
            <text:p>73.92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8845" calcext:value-type="percentage">
            <text:p>88.45%</text:p>
          </table:table-cell>
          <table:table-cell table:style-name="ce3" office:value-type="percentage" office:value="0.8871" calcext:value-type="percentage">
            <text:p>88.71%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7" calcext:value-type="float">
            <text:p>107</text:p>
          </table:table-cell>
          <table:table-cell table:style-name="ce3" office:value-type="percentage" office:value="0.7627" calcext:value-type="percentage">
            <text:p>76.27%</text:p>
          </table:table-cell>
          <table:table-cell table:style-name="ce5" office:value-type="float" office:value="71.927" calcext:value-type="float">
            <text:p>71.92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576" calcext:value-type="percentage">
            <text:p>57.60%</text:p>
          </table:table-cell>
          <table:table-cell table:style-name="ce3" office:value-type="percentage" office:value="0.7294" calcext:value-type="percentage">
            <text:p>72.94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6" calcext:value-type="float">
            <text:p>106</text:p>
          </table:table-cell>
          <table:table-cell table:style-name="ce3" office:value-type="percentage" office:value="0.3559" calcext:value-type="percentage">
            <text:p>35.59%</text:p>
          </table:table-cell>
          <table:table-cell table:style-name="ce5" office:value-type="float" office:value="74.194" calcext:value-type="float">
            <text:p>74.19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56:.D66])" office:value-type="float" office:value="500" calcext:value-type="float">
            <text:p>500</text:p>
          </table:table-cell>
          <table:table-cell table:style-name="ce4" table:formula="of:=SUM([.E56:.E66])" office:value-type="float" office:value="71" calcext:value-type="float">
            <text:p>71</text:p>
          </table:table-cell>
          <table:table-cell table:style-name="ce4" table:formula="of:=SUM([.F56:.F66])" office:value-type="float" office:value="164" calcext:value-type="float">
            <text:p>164</text:p>
          </table:table-cell>
          <table:table-cell table:style-name="ce4" table:formula="of:=SUM([.G56:.G66])" office:value-type="float" office:value="265" calcext:value-type="float">
            <text:p>265</text:p>
          </table:table-cell>
          <table:table-cell table:style-name="ce4" table:formula="of:=SUM([.H56:.H66])" office:value-type="float" office:value="5062" calcext:value-type="float">
            <text:p>5062</text:p>
          </table:table-cell>
          <table:table-cell table:style-name="ce4" table:formula="of:=SUM([.I56:.I66])" office:value-type="float" office:value="22487" calcext:value-type="float">
            <text:p>22487</text:p>
          </table:table-cell>
          <table:table-cell table:style-name="ce4" table:formula="of:=SUM([.J56:.J66])" office:value-type="float" office:value="258" calcext:value-type="float">
            <text:p>258</text:p>
          </table:table-cell>
          <table:table-cell table:style-name="ce4" table:formula="of:=SUM([.K56:.K66])" office:value-type="float" office:value="794" calcext:value-type="float">
            <text:p>794</text:p>
          </table:table-cell>
          <table:table-cell table:style-name="ce3" office:value-type="percentage" office:value="0.3032" calcext:value-type="percentage">
            <text:p>30.32%</text:p>
          </table:table-cell>
          <table:table-cell table:style-name="ce5" office:value-type="float" office:value="72.658" calcext:value-type="float">
            <text:p>72.658</text:p>
          </table:table-cell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1:53:14.092927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36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97.958" calcext:value-type="float">
            <text:p>97.95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95" calcext:value-type="percentage">
            <text:p>99.95%</text:p>
          </table:table-cell>
          <table:table-cell table:style-name="ce5" office:value-type="float" office:value="91.163" calcext:value-type="float">
            <text:p>91.16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98" calcext:value-type="percentage">
            <text:p>99.98%</text:p>
          </table:table-cell>
          <table:table-cell table:style-name="ce5" office:value-type="float" office:value="97.559" calcext:value-type="float">
            <text:p>97.55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number-columns-repeated="2" table:style-name="ce3" office:value-type="percentage" office:value="0.9985" calcext:value-type="percentage">
            <text:p>99.85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941" calcext:value-type="percentage">
            <text:p>99.41%</text:p>
          </table:table-cell>
          <table:table-cell table:style-name="ce5" office:value-type="float" office:value="90.587" calcext:value-type="float">
            <text:p>90.58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95.877" calcext:value-type="float">
            <text:p>95.87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number-columns-repeated="2" table:style-name="ce3" office:value-type="percentage" office:value="0.9934" calcext:value-type="percentage">
            <text:p>99.34%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213" calcext:value-type="percentage">
            <text:p>92.13%</text:p>
          </table:table-cell>
          <table:table-cell table:style-name="ce5" office:value-type="float" office:value="86.64" calcext:value-type="float">
            <text:p>86.64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number-columns-repeated="2" table:style-name="ce3" office:value-type="percentage" office:value="0.9998" calcext:value-type="percentage">
            <text:p>99.98%</text:p>
          </table:table-cell>
          <table:table-cell table:number-columns-repeated="2" table:style-name="ce4" office:value-type="float" office:value="133" calcext:value-type="float">
            <text:p>1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984" calcext:value-type="percentage">
            <text:p>99.84%</text:p>
          </table:table-cell>
          <table:table-cell table:style-name="ce5" office:value-type="float" office:value="93.021" calcext:value-type="float">
            <text:p>93.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92.472" calcext:value-type="float">
            <text:p>92.47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5" office:value-type="float" office:value="98.428" calcext:value-type="float">
            <text:p>98.4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996" calcext:value-type="percentage">
            <text:p>99.96%</text:p>
          </table:table-cell>
          <table:table-cell table:style-name="ce5" office:value-type="float" office:value="94.795" calcext:value-type="float">
            <text:p>94.79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number-columns-repeated="2" table:style-name="ce3" office:value-type="percentage" office:value="0.9996" calcext:value-type="percentage">
            <text:p>99.96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percentage" office:value="0.9897" calcext:value-type="percentage">
            <text:p>98.97%</text:p>
          </table:table-cell>
          <table:table-cell table:style-name="ce5" office:value-type="float" office:value="90.891" calcext:value-type="float">
            <text:p>90.89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38:.D48])" office:value-type="float" office:value="500" calcext:value-type="float">
            <text:p>500</text:p>
          </table:table-cell>
          <table:table-cell table:style-name="ce4" table:formula="of:=SUM([.E38:.E48])" office:value-type="float" office:value="498" calcext:value-type="float">
            <text:p>498</text:p>
          </table:table-cell>
          <table:table-cell table:style-name="ce4" table:formula="of:=SUM([.F38:.F48])" office:value-type="float" office:value="0" calcext:value-type="float">
            <text:p>0</text:p>
          </table:table-cell>
          <table:table-cell table:style-name="ce4" table:formula="of:=SUM([.G38:.G48])" office:value-type="float" office:value="2" calcext:value-type="float">
            <text:p>2</text:p>
          </table:table-cell>
          <table:table-cell table:style-name="ce4" table:formula="of:=SUM([.H38:.H48])" office:value-type="float" office:value="9" calcext:value-type="float">
            <text:p>9</text:p>
          </table:table-cell>
          <table:table-cell table:style-name="ce4" table:formula="of:=SUM([.I38:.I48])" office:value-type="float" office:value="9" calcext:value-type="float">
            <text:p>9</text:p>
          </table:table-cell>
          <table:table-cell table:style-name="ce4" table:formula="of:=SUM([.J38:.J48])" office:value-type="float" office:value="116" calcext:value-type="float">
            <text:p>116</text:p>
          </table:table-cell>
          <table:table-cell table:style-name="ce4" table:formula="of:=SUM([.K38:.K48])" office:value-type="float" office:value="2" calcext:value-type="float">
            <text:p>2</text:p>
          </table:table-cell>
          <table:table-cell table:style-name="ce3" office:value-type="percentage" office:value="0.9966" calcext:value-type="percentage">
            <text:p>99.66%</text:p>
          </table:table-cell>
          <table:table-cell table:style-name="ce5" office:value-type="float" office:value="94.843" calcext:value-type="float">
            <text:p>94.843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1:57:57.821989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1.5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15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59.56pt"/>
    </style:style>
    <style:style style:name="co10" style:family="table-column">
      <style:table-column-properties fo:break-before="auto" style:column-width="55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 table:number-rows-repeated="54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Rcll</text:p>
          </table:table-cell>
          <table:table-cell table:style-name="ce2" office:value-type="string" calcext:value-type="string">
            <text:p>Prcn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IDs</text:p>
          </table:table-cell>
          <table:table-cell table:style-name="ce2" office:value-type="string" calcext:value-type="string">
            <text:p>FM</text:p>
          </table:table-cell>
          <table:table-cell table:style-name="ce3" office:value-type="string" calcext:value-type="string">
            <text:p>MOTA</text:p>
          </table:table-cell>
          <table:table-cell table:style-name="ce2" office:value-type="string" calcext:value-type="string">
            <text:p>MOTP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Stadtmitte</text:p>
          </table:table-cell>
          <table:table-cell table:style-name="ce3" office:value-type="percentage" office:value="0.9732" calcext:value-type="percentage">
            <text:p>97.32%</text:p>
          </table:table-cell>
          <table:table-cell table:style-name="ce3" office:value-type="percentage" office:value="0.9929" calcext:value-type="percentage">
            <text:p>99.29%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663" calcext:value-type="percentage">
            <text:p>96.63%</text:p>
          </table:table-cell>
          <table:table-cell table:style-name="ce5" office:value-type="float" office:value="96.263" calcext:value-type="float">
            <text:p>96.26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Sunnyday</text:p>
          </table:table-cell>
          <table:table-cell table:style-name="ce3" office:value-type="percentage" office:value="0.9505" calcext:value-type="percentage">
            <text:p>95.05%</text:p>
          </table:table-cell>
          <table:table-cell table:style-name="ce3" office:value-type="percentage" office:value="0.9849" calcext:value-type="percentage">
            <text:p>98.49%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36" calcext:value-type="percentage">
            <text:p>93.60%</text:p>
          </table:table-cell>
          <table:table-cell table:style-name="ce5" office:value-type="float" office:value="91.023" calcext:value-type="float">
            <text:p>91.02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6</text:p>
          </table:table-cell>
          <table:table-cell table:style-name="ce3" office:value-type="percentage" office:value="0.9844" calcext:value-type="percentage">
            <text:p>98.44%</text:p>
          </table:table-cell>
          <table:table-cell table:style-name="ce3" office:value-type="percentage" office:value="0.9962" calcext:value-type="percentage">
            <text:p>99.62%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percentage" office:value="0.9794" calcext:value-type="percentage">
            <text:p>97.94%</text:p>
          </table:table-cell>
          <table:table-cell table:style-name="ce5" office:value-type="float" office:value="96.795" calcext:value-type="float">
            <text:p>96.79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7</text:p>
          </table:table-cell>
          <table:table-cell table:style-name="ce3" office:value-type="percentage" office:value="0.959" calcext:value-type="percentage">
            <text:p>95.90%</text:p>
          </table:table-cell>
          <table:table-cell table:style-name="ce3" office:value-type="percentage" office:value="0.9879" calcext:value-type="percentage">
            <text:p>98.79%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percentage" office:value="0.937" calcext:value-type="percentage">
            <text:p>93.70%</text:p>
          </table:table-cell>
          <table:table-cell table:style-name="ce5" office:value-type="float" office:value="87.29" calcext:value-type="float">
            <text:p>87.2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L-Rundle-8</text:p>
          </table:table-cell>
          <table:table-cell table:style-name="ce3" office:value-type="percentage" office:value="0.9873" calcext:value-type="percentage">
            <text:p>98.73%</text:p>
          </table:table-cell>
          <table:table-cell table:style-name="ce3" office:value-type="percentage" office:value="0.9963" calcext:value-type="percentage">
            <text:p>99.63%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percentage" office:value="0.9833" calcext:value-type="percentage">
            <text:p>98.33%</text:p>
          </table:table-cell>
          <table:table-cell table:style-name="ce5" office:value-type="float" office:value="95.697" calcext:value-type="float">
            <text:p>95.69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TTI-13</text:p>
          </table:table-cell>
          <table:table-cell table:style-name="ce3" office:value-type="percentage" office:value="0.6378" calcext:value-type="percentage">
            <text:p>63.78%</text:p>
          </table:table-cell>
          <table:table-cell table:style-name="ce3" office:value-type="percentage" office:value="0.94" calcext:value-type="percentage">
            <text:p>94.00%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percentage" office:value="0.5919" calcext:value-type="percentage">
            <text:p>59.19%</text:p>
          </table:table-cell>
          <table:table-cell table:style-name="ce5" office:value-type="float" office:value="82.004" calcext:value-type="float">
            <text:p>82.00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Pedcross2</text:p>
          </table:table-cell>
          <table:table-cell table:style-name="ce3" office:value-type="percentage" office:value="0.9411" calcext:value-type="percentage">
            <text:p>94.11%</text:p>
          </table:table-cell>
          <table:table-cell table:style-name="ce3" office:value-type="percentage" office:value="0.9794" calcext:value-type="percentage">
            <text:p>97.94%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percentage" office:value="0.9176" calcext:value-type="percentage">
            <text:p>91.76%</text:p>
          </table:table-cell>
          <table:table-cell table:style-name="ce5" office:value-type="float" office:value="90.964" calcext:value-type="float">
            <text:p>90.96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UD-Campus</text:p>
          </table:table-cell>
          <table:table-cell table:style-name="ce3" office:value-type="percentage" office:value="0.9331" calcext:value-type="percentage">
            <text:p>93.31%</text:p>
          </table:table-cell>
          <table:table-cell table:style-name="ce3" office:value-type="percentage" office:value="0.9882" calcext:value-type="percentage">
            <text:p>98.82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percentage" office:value="0.922" calcext:value-type="percentage">
            <text:p>92.20%</text:p>
          </table:table-cell>
          <table:table-cell table:style-name="ce5" office:value-type="float" office:value="89.997" calcext:value-type="float">
            <text:p>89.99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nice-2</text:p>
          </table:table-cell>
          <table:table-cell table:style-name="ce3" office:value-type="percentage" office:value="0.9871" calcext:value-type="percentage">
            <text:p>98.71%</text:p>
          </table:table-cell>
          <table:table-cell table:style-name="ce3" office:value-type="percentage" office:value="0.9963" calcext:value-type="percentage">
            <text:p>99.63%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percentage" office:value="0.9826" calcext:value-type="percentage">
            <text:p>98.26%</text:p>
          </table:table-cell>
          <table:table-cell table:style-name="ce5" office:value-type="float" office:value="97.073" calcext:value-type="float">
            <text:p>97.07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S09-S2L1</text:p>
          </table:table-cell>
          <table:table-cell table:style-name="ce3" office:value-type="percentage" office:value="0.9859" calcext:value-type="percentage">
            <text:p>98.59%</text:p>
          </table:table-cell>
          <table:table-cell table:style-name="ce3" office:value-type="percentage" office:value="0.9968" calcext:value-type="percentage">
            <text:p>99.68%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percentage" office:value="0.9819" calcext:value-type="percentage">
            <text:p>98.19%</text:p>
          </table:table-cell>
          <table:table-cell table:style-name="ce5" office:value-type="float" office:value="94.632" calcext:value-type="float">
            <text:p>94.6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TH-Bahnhof</text:p>
          </table:table-cell>
          <table:table-cell table:style-name="ce3" office:value-type="percentage" office:value="0.9199" calcext:value-type="percentage">
            <text:p>91.99%</text:p>
          </table:table-cell>
          <table:table-cell table:style-name="ce3" office:value-type="percentage" office:value="0.9575" calcext:value-type="percentage">
            <text:p>95.75%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percentage" office:value="0.877" calcext:value-type="percentage">
            <text:p>87.70%</text:p>
          </table:table-cell>
          <table:table-cell table:style-name="ce5" office:value-type="float" office:value="89.021" calcext:value-type="float">
            <text:p>89.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4" table:formula="of:=SUM([.D56:.D66])" office:value-type="float" office:value="500" calcext:value-type="float">
            <text:p>500</text:p>
          </table:table-cell>
          <table:table-cell table:style-name="ce4" table:formula="of:=SUM([.E56:.E66])" office:value-type="float" office:value="373" calcext:value-type="float">
            <text:p>373</text:p>
          </table:table-cell>
          <table:table-cell table:style-name="ce4" table:formula="of:=SUM([.F56:.F66])" office:value-type="float" office:value="85" calcext:value-type="float">
            <text:p>85</text:p>
          </table:table-cell>
          <table:table-cell table:style-name="ce4" table:formula="of:=SUM([.G56:.G66])" office:value-type="float" office:value="42" calcext:value-type="float">
            <text:p>42</text:p>
          </table:table-cell>
          <table:table-cell table:style-name="ce4" table:formula="of:=SUM([.H56:.H66])" office:value-type="float" office:value="507" calcext:value-type="float">
            <text:p>507</text:p>
          </table:table-cell>
          <table:table-cell table:style-name="ce4" table:formula="of:=SUM([.I56:.I66])" office:value-type="float" office:value="1573" calcext:value-type="float">
            <text:p>1573</text:p>
          </table:table-cell>
          <table:table-cell table:style-name="ce4" table:formula="of:=SUM([.J56:.J66])" office:value-type="float" office:value="63" calcext:value-type="float">
            <text:p>63</text:p>
          </table:table-cell>
          <table:table-cell table:style-name="ce4" table:formula="of:=SUM([.K56:.K66])" office:value-type="float" office:value="38" calcext:value-type="float">
            <text:p>38</text:p>
          </table:table-cell>
          <table:table-cell table:style-name="ce3" office:value-type="percentage" office:value="0.9463" calcext:value-type="percentage">
            <text:p>94.63%</text:p>
          </table:table-cell>
          <table:table-cell table:style-name="ce5" office:value-type="float" office:value="93.808" calcext:value-type="float">
            <text:p>93.808</text:p>
          </table:table-cell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5:06:37.383391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